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T25_1" style:family="text"/>
    <style:style style:name="T25_2" style:family="text"/>
    <style:style style:name="P26" style:family="paragraph" style:parent-style-name="Heading_20_2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text-align="justify" fo:break-before="auto" fo:line-height="101%" style:writing-mode="lr-tb"/>
    </style:style>
    <style:style style:name="T3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text-align="justify" fo:break-before="auto" fo:line-height="101%" fo:margin-top="0cm" style:writing-mode="lr-tb"/>
    </style:style>
    <style:style style:name="T3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justify" fo:break-before="auto" fo:line-height="101%" fo:margin-top="0cm" style:writing-mode="lr-tb"/>
    </style:style>
    <style:style style:name="T3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3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4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4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6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19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9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9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9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9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7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justify" fo:break-before="auto" fo:line-height="101%" fo:margin-top="0cm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5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5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6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6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justify" fo:break-before="auto" fo:line-height="101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justify" fo:break-before="auto" fo:line-height="101%" fo:margin-top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justify" fo:break-before="auto" fo:line-height="101%" fo:margin-top="0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justify" fo:break-before="auto" fo:line-height="101%" fo:margin-top="0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fo:break-before="auto" fo:line-height="101%" fo:margin-top="0cm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text-align="justify" fo:break-before="auto" fo:line-height="101%" fo:margin-top="0cm" fo:margin-bottom="0cm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justify" fo:break-before="auto" fo:line-height="101%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justify" fo:break-before="auto" fo:line-height="101%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justify" fo:break-before="auto" fo:line-height="101%" style:writing-mode="lr-tb"/>
    </style:style>
    <style:style style:name="T47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text-align="justify" fo:break-before="auto" fo:line-height="101%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Heading_20_3">
      <style:paragraph-properties fo:text-align="justify" fo:break-before="auto" fo:line-height="101%" style:writing-mode="lr-tb"/>
    </style:style>
    <style:style style:name="T49_1" style:family="text"/>
    <style:style style:name="P50" style:family="paragraph" style:parent-style-name="Standard">
      <style:paragraph-properties fo:text-align="justify" fo:break-before="auto" fo:line-height="101%" style:writing-mode="lr-tb"/>
    </style:style>
    <style:style style:name="T5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text-align="justify" fo:break-before="auto" fo:line-height="101%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text-align="justify" fo:break-before="auto" fo:line-height="101%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text-align="justify" fo:break-before="auto" fo:line-height="101%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text-align="justify" fo:break-before="auto" fo:line-height="101%" style:writing-mode="lr-tb"/>
    </style:style>
    <style:style style:name="T5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text-align="justify" fo:break-before="auto" fo:line-height="101%" style:writing-mode="lr-tb"/>
    </style:style>
    <style:style style:name="T5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text-align="justify" fo:break-before="auto" fo:line-height="101%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text-align="justify" fo:break-before="auto" fo:line-height="101%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text-align="justify" fo:break-before="auto" fo:line-height="101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Heading_20_2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Heading_20_3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font-size="12pt" style:font-size-asian="12pt" style:font-size-complex="12pt"/>
    </style:style>
    <style:style style:name="T70_2" style:family="text">
      <style:text-properties fo:background-color="#ffffff" fo:font-size="12pt" style:font-size-asian="12pt" style:font-size-complex="12pt"/>
    </style:style>
    <style:style style:name="T70_3" style:family="text">
      <style:text-properties fo:background-color="#ffffff" fo:font-size="12pt" style:font-size-asian="12pt" style:font-size-complex="12pt"/>
    </style:style>
    <style:style style:name="T70_4" style:family="text">
      <style:text-properties fo:background-color="#ffffff" fo:font-size="12pt" style:font-size-asian="12pt" style:font-size-complex="12pt"/>
    </style:style>
    <style:style style:name="T70_5" style:family="text">
      <style:text-properties fo:background-color="#ffffff" fo:font-size="12pt" style:font-size-asian="12pt" style:font-size-complex="12pt"/>
    </style:style>
    <style:style style:name="T70_6" style:family="text">
      <style:text-properties fo:background-color="#ffffff" fo:font-size="12pt" style:font-size-asian="12pt" style:font-size-complex="12pt"/>
    </style:style>
    <style:style style:name="T70_7" style:family="text">
      <style:text-properties fo:background-color="#ffffff" fo:font-size="12pt" style:font-size-asian="12pt" style:font-size-complex="12pt"/>
    </style:style>
    <style:style style:name="T70_8" style:family="text">
      <style:text-properties fo:background-color="#ffffff" fo:font-size="12pt" style:font-size-asian="12pt" style:font-size-complex="12pt"/>
    </style:style>
    <style:style style:name="T70_9" style:family="text">
      <style:text-properties fo:background-color="#ffffff" fo:font-size="12pt" style:font-size-asian="12pt" style:font-size-complex="12pt"/>
    </style:style>
    <style:style style:name="T70_10" style:family="text">
      <style:text-properties fo:background-color="#ffffff"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font-size="12pt" style:font-size-asian="12pt" style:font-size-complex="12pt"/>
    </style:style>
    <style:style style:name="T71_2" style:family="text">
      <style:text-properties fo:background-color="#ffffff" fo:font-size="12pt" style:font-size-asian="12pt" style:font-size-complex="12pt"/>
    </style:style>
    <style:style style:name="T71_3" style:family="text">
      <style:text-properties fo:background-color="#ffffff" fo:font-size="12pt" style:font-size-asian="12pt" style:font-size-complex="12pt"/>
    </style:style>
    <style:style style:name="T71_4" style:family="text">
      <style:text-properties fo:background-color="#ffffff"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font-size="12pt" style:font-size-asian="12pt" style:font-size-complex="12pt"/>
    </style:style>
    <style:style style:name="T72_2" style:family="text">
      <style:text-properties fo:background-color="#ffffff" fo:font-size="12pt" style:font-size-asian="12pt" style:font-size-complex="12pt"/>
    </style:style>
    <style:style style:name="T72_3" style:family="text">
      <style:text-properties fo:background-color="#ffffff" fo:font-size="12pt" style:font-size-asian="12pt" style:font-size-complex="12pt"/>
    </style:style>
    <style:style style:name="T72_4" style:family="text">
      <style:text-properties fo:background-color="#ffffff" fo:font-size="12pt" style:font-size-asian="12pt" style:font-size-complex="12pt"/>
    </style:style>
    <style:style style:name="T72_5" style:family="text">
      <style:text-properties fo:background-color="#ffffff" fo:font-size="12pt" style:font-size-asian="12pt" style:font-size-complex="12pt"/>
    </style:style>
    <style:style style:name="T72_6" style:family="text">
      <style:text-properties fo:background-color="#ffffff"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font-size="12pt" style:font-size-asian="12pt" style:font-size-complex="12pt"/>
    </style:style>
    <style:style style:name="T73_2" style:family="text">
      <style:text-properties fo:background-color="#ffffff" fo:font-size="12pt" style:font-size-asian="12pt" style:font-size-complex="12pt"/>
    </style:style>
    <style:style style:name="T73_3" style:family="text">
      <style:text-properties fo:background-color="#ffffff" fo:font-size="12pt" style:font-size-asian="12pt" style:font-size-complex="12pt"/>
    </style:style>
    <style:style style:name="T73_4" style:family="text">
      <style:text-properties fo:background-color="#ffffff" fo:font-size="12pt" style:font-size-asian="12pt" style:font-size-complex="12pt"/>
    </style:style>
    <style:style style:name="T73_5" style:family="text">
      <style:text-properties fo:background-color="#ffffff" fo:font-size="12pt" style:font-size-asian="12pt" style:font-size-complex="12pt"/>
    </style:style>
    <style:style style:name="T73_6" style:family="text">
      <style:text-properties fo:background-color="#ffffff" fo:font-size="12pt" style:font-size-asian="12pt" style:font-size-complex="12pt"/>
    </style:style>
    <style:style style:name="T73_7" style:family="text">
      <style:text-properties fo:background-color="#ffffff" fo:font-size="12pt" style:font-size-asian="12pt" style:font-size-complex="12pt"/>
    </style:style>
    <style:style style:name="T73_8" style:family="text">
      <style:text-properties fo:background-color="#ffffff" fo:font-size="12pt" style:font-size-asian="12pt" style:font-size-complex="12pt"/>
    </style:style>
    <style:style style:name="T73_9" style:family="text">
      <style:text-properties fo:background-color="#ffffff" fo:font-size="12pt" style:font-size-asian="12pt" style:font-size-complex="12pt"/>
    </style:style>
    <style:style style:name="T73_10" style:family="text">
      <style:text-properties fo:background-color="#ffffff" fo:font-size="12pt" style:font-size-asian="12pt" style:font-size-complex="12pt"/>
    </style:style>
    <style:style style:name="P74" style:family="paragraph" style:parent-style-name="Heading_20_2">
      <style:paragraph-properties fo:break-before="auto" fo:line-height="115%" fo:margin-top="0.423cm" fo:margin-bottom="0.071cm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 style:parent-style-name="Standard"/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 style:parent-style-name="Standard"/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 style:parent-style-name="Standard"/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 style:parent-style-name="Standard"/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text-align="center" fo:break-before="auto" fo:line-height="115%" style:writing-mode="lr-tb"/>
    </style:style>
    <style:style style:name="P103" style:family="paragraph" style:parent-style-name="Standard">
      <style:paragraph-properties fo:text-align="center" fo:break-before="auto" fo:line-height="115%" style:writing-mode="lr-tb"/>
    </style:style>
    <style:style style:name="P104" style:family="paragraph" style:parent-style-name="Heading_20_1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Heading_20_1">
      <style:paragraph-properties fo:break-before="auto" fo:line-height="115%" fo:margin-top="0.353cm" fo:margin-bottom="0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>
      <style:text-properties fo:font-size="12pt" style:font-size-asian="12pt" style:font-size-complex="12pt"/>
    </style:style>
    <style:style style:name="T112_36" style:family="text">
      <style:text-properties fo:font-size="12pt" style:font-size-asian="12pt" style:font-size-complex="12pt"/>
    </style:style>
    <style:style style:name="T112_37" style:family="text">
      <style:text-properties fo:font-size="12pt" style:font-size-asian="12pt" style:font-size-complex="12pt"/>
    </style:style>
    <style:style style:name="T112_38" style:family="text">
      <style:text-properties fo:font-size="12pt" style:font-size-asian="12pt" style:font-size-complex="12pt"/>
    </style:style>
    <style:style style:name="T112_39" style:family="text">
      <style:text-properties fo:font-size="12pt" style:font-size-asian="12pt" style:font-size-complex="12pt"/>
    </style:style>
    <style:style style:name="T112_40" style:family="text">
      <style:text-properties fo:font-size="12pt" style:font-size-asian="12pt" style:font-size-complex="12pt"/>
    </style:style>
    <style:style style:name="T112_41" style:family="text">
      <style:text-properties fo:font-size="12pt" style:font-size-asian="12pt" style:font-size-complex="12pt"/>
    </style:style>
    <style:style style:name="T112_42" style:family="text">
      <style:text-properties fo:font-size="12pt" style:font-size-asian="12pt" style:font-size-complex="12pt"/>
    </style:style>
    <style:style style:name="T112_43" style:family="text">
      <style:text-properties fo:font-size="12pt" style:font-size-asian="12pt" style:font-size-complex="12pt"/>
    </style:style>
    <style:style style:name="T112_44" style:family="text">
      <style:text-properties fo:font-size="12pt" style:font-size-asian="12pt" style:font-size-complex="12pt"/>
    </style:style>
    <style:style style:name="T112_45" style:family="text">
      <style:text-properties fo:font-size="12pt" style:font-size-asian="12pt" style:font-size-complex="12pt"/>
    </style:style>
    <style:style style:name="T112_46" style:family="text">
      <style:text-properties fo:font-size="12pt" style:font-size-asian="12pt" style:font-size-complex="12pt"/>
    </style:style>
    <style:style style:name="T112_47" style:family="text">
      <style:text-properties fo:font-size="12pt" style:font-size-asian="12pt" style:font-size-complex="12pt"/>
    </style:style>
    <style:style style:name="T112_48" style:family="text">
      <style:text-properties fo:font-size="12pt" style:font-size-asian="12pt" style:font-size-complex="12pt"/>
    </style:style>
    <style:style style:name="T112_49" style:family="text">
      <style:text-properties fo:font-size="12pt" style:font-size-asian="12pt" style:font-size-complex="12pt"/>
    </style:style>
    <style:style style:name="T112_50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text-align="center" fo:break-before="auto" fo:line-height="115%" style:writing-mode="lr-tb"/>
    </style:style>
    <style:style style:name="P120" style:family="paragraph" style:parent-style-name="Standard">
      <style:paragraph-properties fo:text-align="center" fo:break-before="auto" fo:line-height="115%" style:writing-mode="lr-tb"/>
    </style:style>
    <style:style style:name="P121" style:family="paragraph" style:parent-style-name="Standard">
      <style:paragraph-properties fo:text-align="center" fo:break-before="auto" fo:line-height="115%" style:writing-mode="lr-tb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P123" style:family="paragraph" style:parent-style-name="Standard">
      <style:paragraph-properties fo:text-align="center"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3" style:family="text"/>
    <style:style style:name="T12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5" style:family="text"/>
    <style:style style:name="T12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7" style:family="text"/>
    <style:style style:name="T12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9" style:family="text"/>
    <style:style style:name="T12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1" style:family="text"/>
    <style:style style:name="T12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3" style:family="text"/>
    <style:style style:name="T12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5" style:family="text"/>
    <style:style style:name="T12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7" style:family="text"/>
    <style:style style:name="T12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9" style:family="text"/>
    <style:style style:name="T12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1" style:family="text"/>
    <style:style style:name="T12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3" style:family="text"/>
    <style:style style:name="T12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5" style:family="text"/>
    <style:style style:name="T12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7" style:family="text"/>
    <style:style style:name="T12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9" style:family="text"/>
    <style:style style:name="T12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1" style:family="text"/>
    <style:style style:name="T12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3" style:family="text"/>
    <style:style style:name="T12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5" style:family="text"/>
    <style:style style:name="T12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7" style:family="text"/>
    <style:style style:name="T12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9" style:family="text"/>
    <style:style style:name="T12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1" style:family="text"/>
    <style:style style:name="T12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3" style:family="text">
      <style:text-properties fo:font-size="12pt" style:font-size-asian="12pt" style:font-size-complex="12pt"/>
    </style:style>
    <style:style style:name="T126_24" style:family="text">
      <style:text-properties fo:font-size="12pt" style:font-size-asian="12pt" style:font-size-complex="12pt"/>
    </style:style>
    <style:style style:name="T126_25" style:family="text">
      <style:text-properties fo:font-size="12pt" style:font-size-asian="12pt" style:font-size-complex="12pt"/>
    </style:style>
    <style:style style:name="T126_26" style:family="text">
      <style:text-properties fo:font-size="12pt" style:font-size-asian="12pt" style:font-size-complex="12pt"/>
    </style:style>
    <style:style style:name="T126_27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>
      <style:text-properties fo:background-color="#ffffff" fo:color="#2b587a" fo:font-size="12pt" style:font-size-asian="12pt" style:font-size-complex="12pt"/>
    </style:style>
    <style:style style:name="T127_3" style:family="text"/>
    <style:style style:name="T127_4" style:family="text">
      <style:text-properties fo:background-color="#ffffff" fo:color="#2b587a" fo:font-size="12pt" style:font-size-asian="12pt" style:font-size-complex="12pt"/>
    </style:style>
    <style:style style:name="T127_5" style:family="text"/>
    <style:style style:name="T127_6" style:family="text">
      <style:text-properties fo:background-color="#ffffff" fo:color="#2b587a" fo:font-size="12pt" style:font-size-asian="12pt" style:font-size-complex="12pt"/>
    </style:style>
    <style:style style:name="T127_7" style:family="text"/>
    <style:style style:name="T127_8" style:family="text">
      <style:text-properties fo:background-color="#ffffff" fo:color="#2b587a" fo:font-size="12pt" style:font-size-asian="12pt" style:font-size-complex="12pt"/>
    </style:style>
    <style:style style:name="T127_9" style:family="text"/>
    <style:style style:name="T127_10" style:family="text">
      <style:text-properties fo:background-color="#ffffff" fo:color="#2b587a" fo:font-size="12pt" style:font-size-asian="12pt" style:font-size-complex="12pt"/>
    </style:style>
    <style:style style:name="T127_11" style:family="text"/>
    <style:style style:name="T127_12" style:family="text">
      <style:text-properties fo:background-color="#ffffff" fo:color="#2b587a" fo:font-size="12pt" style:font-size-asian="12pt" style:font-size-complex="12pt"/>
    </style:style>
    <style:style style:name="T127_13" style:family="text"/>
    <style:style style:name="T127_14" style:family="text">
      <style:text-properties fo:background-color="#ffffff" fo:color="#2b587a" fo:font-size="12pt" style:font-size-asian="12pt" style:font-size-complex="12pt"/>
    </style:style>
    <style:style style:name="T127_15" style:family="text"/>
    <style:style style:name="T127_16" style:family="text">
      <style:text-properties fo:background-color="#ffffff" fo:color="#2b587a" fo:font-size="12pt" style:font-size-asian="12pt" style:font-size-complex="12pt"/>
    </style:style>
    <style:style style:name="T127_17" style:family="text"/>
    <style:style style:name="T127_18" style:family="text">
      <style:text-properties fo:background-color="#ffffff" fo:color="#2b587a" fo:font-size="12pt" style:font-size-asian="12pt" style:font-size-complex="12pt"/>
    </style:style>
    <style:style style:name="T127_19" style:family="text"/>
    <style:style style:name="T127_20" style:family="text">
      <style:text-properties fo:background-color="#ffffff" fo:color="#2b587a" fo:font-size="12pt" style:font-size-asian="12pt" style:font-size-complex="12pt"/>
    </style:style>
    <style:style style:name="T127_21" style:family="text"/>
    <style:style style:name="T127_22" style:family="text">
      <style:text-properties fo:background-color="#ffffff" fo:color="#2b587a" fo:font-size="12pt" style:font-size-asian="12pt" style:font-size-complex="12pt"/>
    </style:style>
    <style:style style:name="T127_23" style:family="text"/>
    <style:style style:name="T127_24" style:family="text">
      <style:text-properties fo:background-color="#ffffff" fo:color="#2b587a" fo:font-size="12pt" style:font-size-asian="12pt" style:font-size-complex="12pt"/>
    </style:style>
    <style:style style:name="T127_25" style:family="text">
      <style:text-properties fo:background-color="#ffffff" fo:font-size="12pt" style:font-size-asian="12pt" style:font-size-complex="12pt"/>
    </style:style>
    <style:style style:name="T127_26" style:family="text">
      <style:text-properties fo:background-color="#ffffff"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30" style:family="paragraph" style:parent-style-name="Standard">
      <style:paragraph-properties fo:text-align="center" fo:break-before="auto" fo:line-height="115%" style:writing-mode="lr-tb"/>
    </style:style>
    <style:style style:name="P131" style:family="paragraph" style:parent-style-name="Standard">
      <style:paragraph-properties fo:text-align="center" fo:break-before="auto" fo:line-height="115%" style:writing-mode="lr-tb"/>
    </style:style>
    <style:style style:name="P132" style:family="paragraph" style:parent-style-name="Standard">
      <style:paragraph-properties fo:text-align="center"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text-align="center" fo:break-before="auto" fo:line-height="115%" style:writing-mode="lr-tb"/>
    </style:style>
    <style:style style:name="T133_1" style:family="text"/>
    <style:style style:name="T13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" style:family="text"/>
    <style:style style:name="T13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5" style:family="text"/>
    <style:style style:name="T13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7" style:family="text"/>
    <style:style style:name="T13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9" style:family="text"/>
    <style:style style:name="T13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11" style:family="text"/>
    <style:style style:name="T13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13" style:family="text"/>
    <style:style style:name="T13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15" style:family="text"/>
    <style:style style:name="T13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17" style:family="text"/>
    <style:style style:name="T13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19" style:family="text"/>
    <style:style style:name="T133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21" style:family="text"/>
    <style:style style:name="T133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23" style:family="text"/>
    <style:style style:name="T133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25" style:family="text"/>
    <style:style style:name="T133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27" style:family="text"/>
    <style:style style:name="T133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29" style:family="text"/>
    <style:style style:name="T133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1" style:family="text"/>
    <style:style style:name="T133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3" style:family="text"/>
    <style:style style:name="T133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5" style:family="text"/>
    <style:style style:name="T133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7" style:family="text"/>
    <style:style style:name="T133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39" style:family="text"/>
    <style:style style:name="T133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41" style:family="text"/>
    <style:style style:name="T133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43" style:family="text"/>
    <style:style style:name="T133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45" style:family="text"/>
    <style:style style:name="T133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47" style:family="text"/>
    <style:style style:name="T133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49" style:family="text"/>
    <style:style style:name="T133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51" style:family="text"/>
    <style:style style:name="T133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3_53" style:family="text"/>
    <style:style style:name="T133_54" style:family="text">
      <style:text-properties fo:color="#1155cc" fo:font-size="10pt" style:font-size-asian="10pt" style:font-size-complex="10pt" style:text-underline-style="solid" style:text-underline-color="font-color"/>
    </style:style>
    <style:style style:name="P134" style:family="paragraph" style:parent-style-name="Standard">
      <style:paragraph-properties fo:text-align="center" fo:break-before="auto" fo:line-height="115%" style:writing-mode="lr-tb"/>
    </style:style>
    <style:style style:name="P135" style:family="paragraph" style:parent-style-name="Standard">
      <style:paragraph-properties fo:text-align="center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text-align="center" fo:break-before="auto" fo:line-height="115%" style:writing-mode="lr-tb"/>
    </style:style>
    <style:style style:name="T136_1" style:family="text"/>
    <style:style style:name="T1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" style:family="text"/>
    <style:style style:name="T13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5" style:family="text"/>
    <style:style style:name="T13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7" style:family="text"/>
    <style:style style:name="T13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9" style:family="text"/>
    <style:style style:name="T13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11" style:family="text"/>
    <style:style style:name="T13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13" style:family="text"/>
    <style:style style:name="T13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15" style:family="text"/>
    <style:style style:name="T13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17" style:family="text"/>
    <style:style style:name="T13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19" style:family="text"/>
    <style:style style:name="T13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21" style:family="text"/>
    <style:style style:name="T13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23" style:family="text"/>
    <style:style style:name="T13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25" style:family="text"/>
    <style:style style:name="T13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27" style:family="text"/>
    <style:style style:name="T13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29" style:family="text"/>
    <style:style style:name="T13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1" style:family="text"/>
    <style:style style:name="T13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3" style:family="text"/>
    <style:style style:name="T136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5" style:family="text"/>
    <style:style style:name="T136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7" style:family="text"/>
    <style:style style:name="T136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39" style:family="text"/>
    <style:style style:name="T136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41" style:family="text"/>
    <style:style style:name="T136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6_43" style:family="text"/>
    <style:style style:name="T136_44" style:family="text">
      <style:text-properties fo:color="#1155cc" fo:font-size="10pt" style:font-size-asian="10pt" style:font-size-complex="10pt" style:text-underline-style="solid" style:text-underline-color="font-color"/>
    </style:style>
    <style:style style:name="P137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bookmark-start text:name="h.btoscsi7fhes"/><text:bookmark-end text:name="h.btoscsi7fhes"/><text:span text:style-name="T1_1">План</text:span><text:span text:style-name="T1_2"><text:s/></text:span><text:span text:style-name="T1_3">работ</text:span><text:span text:style-name="T1_4"><text:s/></text:span><text:span text:style-name="T1_5">реализации</text:span><text:span text:style-name="T1_6"><text:s/></text:span><text:span text:style-name="T1_7">Ядра</text:span><text:span text:style-name="T1_8"><text:s/></text:span><text:span text:style-name="T1_9">Системы</text:span></text:p>
      <text:p text:style-name="P2"><text:span text:style-name="T2_1">Версия</text:span><text:span text:style-name="T2_2"><text:s/>0.3<text:s/></text:span><text:span text:style-name="T2_3">от</text:span><text:span text:style-name="T2_4"><text:s/>02.07.2016</text:span></text:p>
      <text:p text:style-name="P3"/>
      <text:p text:style-name="P4"><text:span text:style-name="T4_1">Вся</text:span><text:span text:style-name="T4_2"><text:s/></text:span><text:span text:style-name="T4_3">работа</text:span><text:span text:style-name="T4_4"><text:s/></text:span><text:span text:style-name="T4_5">по</text:span><text:span text:style-name="T4_6"><text:s/></text:span><text:span text:style-name="T4_7">реализации</text:span><text:span text:style-name="T4_8"><text:s/></text:span><text:span text:style-name="T4_9">Системы</text:span><text:span text:style-name="T4_10"><text:s/></text:span><text:span text:style-name="T4_11">разделена</text:span><text:span text:style-name="T4_12"><text:s/></text:span><text:span text:style-name="T4_13">на</text:span><text:span text:style-name="T4_14"><text:s/></text:span><text:span text:style-name="T4_15">пять</text:span><text:span text:style-name="T4_16"><text:s/></text:span><text:span text:style-name="T4_17">этапов</text:span><text:span text:style-name="T4_18">.</text:span></text:p>
      <text:p text:style-name="P5"/>
      <text:list text:style-name="LS1" xml:id="list0">
        <text:list-item>
          <text:p text:style-name="P6"><text:span text:style-name="T6_1">Написание</text:span><text:span text:style-name="T6_2"><text:s/></text:span><text:span text:style-name="T6_3">ТЗ</text:span><text:span text:style-name="T6_4">,<text:s/></text:span><text:span text:style-name="T6_5">бизнес</text:span><text:span text:style-name="T6_6">-</text:span><text:span text:style-name="T6_7">плана</text:span><text:span text:style-name="T6_8">,<text:s/></text:span><text:span text:style-name="T6_9">сбор</text:span><text:span text:style-name="T6_10"><text:s/></text:span><text:span text:style-name="T6_11">команды</text:span><text:span text:style-name="T6_12">;</text:span></text:p>
        </text:list-item>
        <text:list-item>
          <text:p text:style-name="P7"><text:span text:style-name="T7_1">Изготовление</text:span><text:span text:style-name="T7_2"><text:s/></text:span><text:span text:style-name="T7_3">прототипа</text:span><text:span text:style-name="T7_4">;</text:span></text:p>
        </text:list-item>
        <text:list-item>
          <text:p text:style-name="P8"><text:span text:style-name="T8_1">Первые</text:span><text:span text:style-name="T8_2"><text:s/></text:span><text:span text:style-name="T8_3">тестовые</text:span><text:span text:style-name="T8_4"><text:s/></text:span><text:span text:style-name="T8_5">системы</text:span><text:span text:style-name="T8_6">,<text:s/></text:span><text:span text:style-name="T8_7"><office:annotation><dc:creator/><text:p text:style-name="P9"><text:span text:style-name="T9_1">по</text:span><text:span text:style-name="T9_2"><text:s/></text:span><text:span text:style-name="T9_3">подробней</text:span><text:span text:style-name="T9_4"><text:s/></text:span><text:span text:style-name="T9_5">твой</text:span><text:span text:style-name="T9_6"><text:s/></text:span><text:span text:style-name="T9_7">взгляд</text:span><text:span text:style-name="T9_8">...</text:span></text:p></office:annotation></text:span><text:span text:style-name="T9_9">потребительские</text:span><text:span text:style-name="T9_10"><text:s/></text:span><text:span text:style-name="T9_11">общества</text:span><text:span text:style-name="T9_12">,<text:s/></text:span><text:span text:style-name="T9_13">Клуб</text:span><text:span text:style-name="T9_14">,</text:span><text:span text:style-name="T9_15"><text:s/></text:span><text:span text:style-name="T9_16">реализация</text:span><text:span text:style-name="T9_17"><text:s/></text:span><text:span text:style-name="T9_18">обменника</text:span><text:span text:style-name="T9_19">;</text:span></text:p>
        </text:list-item>
        <text:list-item>
          <text:p text:style-name="P10"><text:span text:style-name="T10_1">Постановка</text:span><text:span text:style-name="T10_2"><text:s/></text:span><text:span text:style-name="T10_3">дела</text:span><text:span text:style-name="T10_4"><text:s/>“</text:span><text:span text:style-name="T10_5">на</text:span><text:span text:style-name="T10_6"><text:s/></text:span><text:span text:style-name="T10_7">поток</text:span><text:span text:style-name="T10_8">”,<text:s/></text:span><text:span text:style-name="T10_9">написание</text:span><text:span text:style-name="T10_10"><text:s/></text:span><text:span text:style-name="T10_11">документации</text:span><text:span text:style-name="T10_12"><text:s/></text:span><text:span text:style-name="T10_13">и</text:span><text:span text:style-name="T10_14"><text:s/></text:span><text:span text:style-name="T10_15">создание</text:span><text:span text:style-name="T10_16"><text:s/></text:span><text:span text:style-name="T10_17">сети</text:span><text:span text:style-name="T10_18"><text:s/></text:span><text:span text:style-name="T10_19">рефералов</text:span><text:span text:style-name="T10_20"><text:s/></text:span><text:span text:style-name="T10_21">присоединения</text:span><text:span text:style-name="T10_22"><text:s/></text:span><text:span text:style-name="T10_23">новых</text:span><text:span text:style-name="T10_24"><text:s/></text:span><text:span text:style-name="T10_25">обществ</text:span><text:span text:style-name="T10_26"><text:s/>(</text:span><text:span text:style-name="T10_27">комьюнити</text:span><text:span text:style-name="T10_28">);</text:span></text:p>
        </text:list-item>
        <text:list-item>
          <text:p text:style-name="P11"><text:span text:style-name="T11_1">Выход</text:span><text:span text:style-name="T11_2"><text:s/></text:span><text:span text:style-name="T11_3">в</text:span><text:span text:style-name="T11_4"><text:s/></text:span><text:span text:style-name="T11_5">Мир</text:span><text:span text:style-name="T11_6"><text:s/>(</text:span><text:span text:style-name="T11_7">IPO</text:span><text:span text:style-name="T11_8">).</text:span></text:p>
        </text:list-item>
      </text:list>
      <text:p text:style-name="P12"/>
      <text:p text:style-name="P13"/>
      <text:p text:style-name="P14"><text:span text:style-name="T14_1">На</text:span><text:span text:style-name="T14_2"><text:s/></text:span><text:span text:style-name="T14_3">каждом</text:span><text:span text:style-name="T14_4"><text:s/></text:span><text:span text:style-name="T14_5">из</text:span><text:span text:style-name="T14_6"><text:s/></text:span><text:span text:style-name="T14_7">них</text:span><text:span text:style-name="T14_8">:</text:span></text:p>
      <text:p text:style-name="P15"/>
      <text:list text:style-name="LS2" xml:id="list5">
        <text:list-item>
          <text:p text:style-name="P16"><text:span text:style-name="T16_1">Ядро</text:span><text:span text:style-name="T16_2"><text:s/>200’000<text:s/>(20%);</text:span></text:p>
          <text:list>
            <text:list-item>
              <text:p text:style-name="P17"><text:span text:style-name="T17_1">Документация</text:span><text:span text:style-name="T17_2"><text:s/>50’000<text:s/>(5%);</text:span></text:p>
            </text:list-item>
            <text:list-item>
              <text:p text:style-name="P18"><text:span text:style-name="T18_1">Архитектура</text:span><text:span text:style-name="T18_2"><text:s/>50’000<text:s/>(5%);</text:span></text:p>
            </text:list-item>
            <text:list-item>
              <text:p text:style-name="P19"><text:span text:style-name="T19_1">Модули</text:span><text:span text:style-name="T19_2"><text:s/>100’000<text:s/>(10%);</text:span></text:p>
            </text:list-item>
          </text:list>
        </text:list-item>
        <text:list-item>
          <text:p text:style-name="P20"><text:span text:style-name="T20_1">Обменник</text:span><text:span text:style-name="T20_2"><text:s/>100’000<text:s/>(10%);</text:span></text:p>
        </text:list-item>
        <text:list-item>
          <text:p text:style-name="P21"><text:span text:style-name="T21_1">Продвижение</text:span><text:span text:style-name="T21_2"><text:s/>700’000<text:s/>(70%);</text:span></text:p>
        </text:list-item>
      </text:list>
      <text:p text:style-name="P22"/>
      <text:p text:style-name="P23"/>
      <text:p text:style-name="P24"/>
      <text:h text:style-name="P25" text:outline-level="10"><text:bookmark-start text:name="h.o16m1y12fr5k"/><text:bookmark-end text:name="h.o16m1y12fr5k"/><text:span text:style-name="T25_1">1.<text:s/></text:span><text:span text:style-name="T25_2">Ядро</text:span></text:h>
      <text:h text:style-name="P26" text:outline-level="10"><text:bookmark-start text:name="h.677g3b6jd49"/><text:bookmark-end text:name="h.677g3b6jd49"/><text:span text:style-name="T26_1">1.1.<text:s/></text:span><text:span text:style-name="T26_2">Документация</text:span></text:h>
      <text:list text:style-name="LS3" xml:id="list11">
        <text:list-item>
          <text:p text:style-name="P27"><text:span text:style-name="T27_1">Модель</text:span><text:span text:style-name="T27_2">;</text:span></text:p>
        </text:list-item>
        <text:list-item>
          <text:p text:style-name="P28"><text:span text:style-name="T28_1">Деньги</text:span><text:span text:style-name="T28_2"><text:s/>-<text:s/></text:span><text:span text:style-name="T28_3">мера</text:span><text:span text:style-name="T28_4"><text:s/></text:span><text:span text:style-name="T28_5">стоимости</text:span><text:span text:style-name="T28_6">,<text:s/></text:span><text:span text:style-name="T28_7">средство</text:span><text:span text:style-name="T28_8"><text:s/></text:span><text:span text:style-name="T28_9">обмена</text:span><text:span text:style-name="T28_10"><text:s/></text:span><text:span text:style-name="T28_11">и</text:span><text:span text:style-name="T28_12"><text:s/></text:span><text:span text:style-name="T28_13">средство</text:span><text:span text:style-name="T28_14"><text:s/></text:span><text:span text:style-name="T28_15">накопления</text:span><text:span text:style-name="T28_16">;</text:span></text:p>
        </text:list-item>
        <text:list-item>
          <text:p text:style-name="P29"><text:span text:style-name="T29_1">Протокол</text:span><text:span text:style-name="T29_2"><text:s/></text:span><text:span text:style-name="T29_3">и</text:span><text:span text:style-name="T29_4"><text:s/></text:span><text:span text:style-name="T29_5">API</text:span><text:span text:style-name="T29_6">;</text:span></text:p>
        </text:list-item>
        <text:list-item>
          <text:p text:style-name="P30"><text:span text:style-name="T30_1">Бизнес</text:span><text:span text:style-name="T30_2">-</text:span><text:span text:style-name="T30_3">план</text:span><text:span text:style-name="T30_4">;</text:span></text:p>
        </text:list-item>
        <text:list-item>
          <text:p text:style-name="P31"><text:span text:style-name="T31_1">Бизнес</text:span><text:span text:style-name="T31_2">-</text:span><text:span text:style-name="T31_3">модели</text:span><text:span text:style-name="T31_4">;</text:span></text:p>
        </text:list-item>
        <text:list-item>
          <text:p text:style-name="P32"><text:span text:style-name="T32_1">Техническое</text:span><text:span text:style-name="T32_2"><text:s/></text:span><text:span text:style-name="T32_3">задание</text:span><text:span text:style-name="T32_4"><text:s/>(</text:span><text:span text:style-name="T32_5">ТЗ</text:span><text:span text:style-name="T32_6">);</text:span></text:p>
        </text:list-item>
        <text:list-item>
          <text:p text:style-name="P33"><text:span text:style-name="T33_1">Документация</text:span><text:span text:style-name="T33_2"><text:s/></text:span><text:span text:style-name="T33_3">для</text:span><text:span text:style-name="T33_4"><text:s/></text:span><text:span text:style-name="T33_5">пользователей</text:span><text:span text:style-name="T33_6">.</text:span></text:p>
        </text:list-item>
      </text:list>
      <text:h text:style-name="P34" text:outline-level="10"><text:bookmark-start text:name="h.wutbn94gz49g"/><text:bookmark-end text:name="h.wutbn94gz49g"/><text:span text:style-name="T34_1">Модель</text:span></text:h>
      <text:p text:style-name="P35"><text:span text:style-name="T35_1">Основные</text:span><text:span text:style-name="T35_2"><text:s/></text:span><text:span text:style-name="T35_3">сущности</text:span><text:span text:style-name="T35_4">:</text:span><text:span text:style-name="T35_5"><text:s/></text:span></text:p>
      <text:list text:style-name="LS4" xml:id="list18">
        <text:list-item>
          <text:p text:style-name="P36"><text:span text:style-name="T36_1">Аккаунт</text:span><text:span text:style-name="T36_2"><text:s/>(</text:span><text:span text:style-name="T36_3">account</text:span><text:span text:style-name="T36_4">).</text:span><text:span text:style-name="T36_5"><text:s/></text:span><text:span text:style-name="T36_6">Аккаунты</text:span><text:span text:style-name="T36_7">,<text:s/></text:span><text:span text:style-name="T36_8">по</text:span><text:span text:style-name="T36_9"><text:s/></text:span><text:span text:style-name="T36_10">умолчанию</text:span><text:span text:style-name="T36_11">,<text:s/></text:span><text:span text:style-name="T36_12">не</text:span><text:span text:style-name="T36_13"><text:s/></text:span><text:span text:style-name="T36_14">ассоциированны</text:span><text:span text:style-name="T36_15"><text:s/></text:span><text:span text:style-name="T36_16">с</text:span><text:span text:style-name="T36_17"><text:s/></text:span><text:span text:style-name="T36_18">пользователем</text:span><text:span text:style-name="T36_19"><text:s/></text:span><text:span text:style-name="T36_20">и</text:span><text:span text:style-name="T36_21"><text:s/></text:span><text:span text:style-name="T36_22">анонимны</text:span><text:span text:style-name="T36_23">.<text:s/></text:span><text:span text:style-name="T36_24">Один</text:span><text:span text:style-name="T36_25"><text:s/></text:span><text:span text:style-name="T36_26">аккаунт</text:span><text:span text:style-name="T36_27"><text:s/></text:span><text:span text:style-name="T36_28">может</text:span><text:span text:style-name="T36_29"><text:s/></text:span><text:span text:style-name="T36_30">быть</text:span><text:span text:style-name="T36_31"><text:s/></text:span><text:span text:style-name="T36_32">ассоциирован</text:span><text:span text:style-name="T36_33"><text:s/>(</text:span><text:span text:style-name="T36_34">верифицирован</text:span><text:span text:style-name="T36_35">)<text:s/></text:span><text:span text:style-name="T36_36">с</text:span><text:span text:style-name="T36_37"><text:s/></text:span><text:span text:style-name="T36_38">физическим</text:span><text:span text:style-name="T36_39"><text:s/></text:span><text:span text:style-name="T36_40">человеком</text:span><text:span text:style-name="T36_41"><text:s/></text:span><text:span text:style-name="T36_42">для</text:span><text:span text:style-name="T36_43"><text:s/></text:span><text:span text:style-name="T36_44">участия</text:span><text:span text:style-name="T36_45"><text:s/></text:span><text:span text:style-name="T36_46">в</text:span><text:span text:style-name="T36_47"><text:s/></text:span><text:span text:style-name="T36_48">системе</text:span><text:span text:style-name="T36_49"><text:s/></text:span><text:span text:style-name="T36_50">репутации</text:span><text:span text:style-name="T36_51">.</text:span></text:p>
        </text:list-item>
        <text:list-item>
          <text:p text:style-name="P37"><text:span text:style-name="T37_1">Ресурс</text:span><text:span text:style-name="T37_2"><text:s/>(</text:span><text:span text:style-name="T37_3">resource</text:span><text:span text:style-name="T37_4">).</text:span><text:span text:style-name="T37_5"><text:s/></text:span><text:span text:style-name="T37_6">Ресурсом</text:span><text:span text:style-name="T37_7"><text:s/></text:span><text:span text:style-name="T37_8">может</text:span><text:span text:style-name="T37_9"><text:s/></text:span><text:span text:style-name="T37_10">быть</text:span><text:span text:style-name="T37_11">:<text:s/></text:span><text:span text:style-name="T37_12">товар</text:span><text:span text:style-name="T37_13">,<text:s/></text:span><text:span text:style-name="T37_14">услуга</text:span><text:span text:style-name="T37_15"><text:s/></text:span><text:span text:style-name="T37_16">или</text:span><text:span text:style-name="T37_17"><text:s/></text:span><text:span text:style-name="T37_18">информация</text:span><text:span text:style-name="T37_19"><text:s/>(</text:span><text:span text:style-name="T37_20">информационный</text:span><text:span text:style-name="T37_21"><text:s/></text:span><text:span text:style-name="T37_22">ресурс</text:span><text:span text:style-name="T37_23">).<text:s/></text:span><text:span text:style-name="T37_24">Товар</text:span><text:span text:style-name="T37_25"><text:s/>-<text:s/></text:span><text:span text:style-name="T37_26">это</text:span><text:span text:style-name="T37_27"><text:s/></text:span><text:span text:style-name="T37_28">вещь</text:span><text:span text:style-name="T37_29"><text:s/>(</text:span><text:span text:style-name="T37_30">материальная</text:span><text:span text:style-name="T37_31">/</text:span><text:span text:style-name="T37_32">физическая</text:span><text:span text:style-name="T37_33"><text:s/></text:span><text:span text:style-name="T37_34">или</text:span><text:span text:style-name="T37_35"><text:s/></text:span><text:span text:style-name="T37_36">цифровая</text:span><text:span text:style-name="T37_37">).<text:s/></text:span><text:span text:style-name="T37_38">Услуга</text:span><text:span text:style-name="T37_39"><text:s/>-<text:s/></text:span><text:span text:style-name="T37_40">это</text:span><text:span text:style-name="T37_41"><text:s/></text:span><text:span text:style-name="T37_42">действие</text:span><text:span text:style-name="T37_43">.<text:s/></text:span><text:span text:style-name="T37_44">Информация</text:span><text:span text:style-name="T37_45"><text:s/>-<text:s/></text:span><text:span text:style-name="T37_46">это</text:span><text:span text:style-name="T37_47"><text:s/></text:span><text:span text:style-name="T37_48">товар</text:span><text:span text:style-name="T37_49"><text:s/></text:span><text:span text:style-name="T37_50">особого</text:span><text:span text:style-name="T37_51"><text:s/></text:span><text:span text:style-name="T37_52">рода</text:span><text:span text:style-name="T37_53">,<text:s/></text:span><text:span text:style-name="T37_54">стоимость</text:span><text:span text:style-name="T37_55"><text:s/></text:span><text:span text:style-name="T37_56">репликации</text:span><text:span text:style-name="T37_57"><text:s/>(</text:span><text:span text:style-name="T37_58">тиражирования</text:span><text:span text:style-name="T37_59">)<text:s/></text:span><text:span text:style-name="T37_60">которого</text:span><text:span text:style-name="T37_61"><text:s/></text:span><text:span text:style-name="T37_62">близка</text:span><text:span text:style-name="T37_63"><text:s/></text:span><text:span text:style-name="T37_64">к</text:span><text:span text:style-name="T37_65"><text:s/></text:span><text:span text:style-name="T37_66">нулю</text:span><text:span text:style-name="T37_67">.<text:s/></text:span><text:span text:style-name="T37_68">Однако</text:span><text:span text:style-name="T37_69"><text:s/></text:span><text:span text:style-name="T37_70">создание</text:span><text:span text:style-name="T37_71"><text:s/></text:span><text:span text:style-name="T37_72">информационного</text:span><text:span text:style-name="T37_73"><text:s/></text:span><text:span text:style-name="T37_74">ресурса</text:span><text:span text:style-name="T37_75"><text:s/></text:span><text:span text:style-name="T37_76">зачастую</text:span><text:span text:style-name="T37_77"><text:s/></text:span><text:span text:style-name="T37_78">трудоёмкий</text:span><text:span text:style-name="T37_79"><text:s/></text:span><text:span text:style-name="T37_80">и</text:span><text:span text:style-name="T37_81"><text:s/></text:span><text:span text:style-name="T37_82">дорогой</text:span><text:span text:style-name="T37_83"><text:s/></text:span><text:span text:style-name="T37_84">процесс</text:span><text:span text:style-name="T37_85">.<text:s/></text:span><text:span text:style-name="T37_86">У</text:span><text:span text:style-name="T37_87"><text:s/></text:span><text:span text:style-name="T37_88">информации</text:span><text:span text:style-name="T37_89"><text:s/></text:span><text:span text:style-name="T37_90">не</text:span><text:span text:style-name="T37_91"><text:s/></text:span><text:span text:style-name="T37_92">может</text:span><text:span text:style-name="T37_93"><text:s/></text:span><text:span text:style-name="T37_94">быть</text:span><text:span text:style-name="T37_95"><text:s/></text:span><text:span text:style-name="T37_96">владельца</text:span><text:span text:style-name="T37_97">,<text:s/></text:span><text:span text:style-name="T37_98">но</text:span><text:span text:style-name="T37_99"><text:s/></text:span><text:span text:style-name="T37_100">есть</text:span><text:span text:style-name="T37_101"><text:s/></text:span><text:span text:style-name="T37_102">авторство</text:span><text:span text:style-name="T37_103">.<text:s/></text:span><text:span text:style-name="T37_104">У</text:span><text:span text:style-name="T37_105"><text:s/></text:span><text:span text:style-name="T37_106">каждого</text:span><text:span text:style-name="T37_107"><text:s/></text:span><text:span text:style-name="T37_108">аккаунта</text:span><text:span text:style-name="T37_109"><text:s/></text:span><text:span text:style-name="T37_110">может</text:span><text:span text:style-name="T37_111"><text:s/></text:span><text:span text:style-name="T37_112">быть</text:span><text:span text:style-name="T37_113"><text:s/></text:span><text:span text:style-name="T37_114">множество</text:span><text:span text:style-name="T37_115"><text:s/></text:span><text:span text:style-name="T37_116">ресурсов</text:span><text:span text:style-name="T37_117">.<text:s/></text:span><text:span text:style-name="T37_118">В</text:span><text:span text:style-name="T37_119"><text:s/></text:span><text:span text:style-name="T37_120">частности</text:span><text:span text:style-name="T37_121">,<text:s/></text:span><text:span text:style-name="T37_122">одним</text:span><text:span text:style-name="T37_123"><text:s/></text:span><text:span text:style-name="T37_124">из</text:span><text:span text:style-name="T37_125"><text:s/></text:span><text:span text:style-name="T37_126">видов</text:span><text:span text:style-name="T37_127"><text:s/></text:span><text:span text:style-name="T37_128">ресурса</text:span><text:span text:style-name="T37_129"><text:s/></text:span><text:span text:style-name="T37_130">являются</text:span><text:span text:style-name="T37_131"><text:s/></text:span><text:span text:style-name="T37_132">Активы</text:span><text:span text:style-name="T37_133"><text:s/></text:span><text:span text:style-name="T37_134">-<text:s/></text:span><text:span text:style-name="T37_135">товар</text:span><text:span text:style-name="T37_136"><text:s/></text:span><text:span text:style-name="T37_137">особого</text:span><text:span text:style-name="T37_138"><text:s/></text:span><text:span text:style-name="T37_139">рода</text:span><text:span text:style-name="T37_140">:<text:s/>1)<text:s/></text:span><text:span text:style-name="T37_141">Акции</text:span><text:span text:style-name="T37_142"><text:s/></text:span><text:span text:style-name="T37_143">(</text:span><text:span text:style-name="T37_144">asset</text:span><text:span text:style-name="T37_145">)</text:span><text:span text:style-name="T37_146"><text:s/>-<text:s/></text:span><text:span text:style-name="T37_147">акции</text:span><text:span text:style-name="T37_148"><text:s/></text:span><text:span text:style-name="T37_149">компаний</text:span><text:span text:style-name="T37_150"><text:s/>-<text:s/></text:span><text:span text:style-name="T37_151">право</text:span><text:span text:style-name="T37_152"><text:s/></text:span><text:span text:style-name="T37_153">требования</text:span><text:span text:style-name="T37_154"><text:s/></text:span><text:span text:style-name="T37_155">доли</text:span><text:span text:style-name="T37_156"><text:s/></text:span><text:span text:style-name="T37_157">от</text:span><text:span text:style-name="T37_158"><text:s/></text:span><text:span text:style-name="T37_159">прибыли</text:span><text:span text:style-name="T37_160">;<text:s/>2)<text:s/></text:span><text:span text:style-name="T37_161">Валюты</text:span><text:span text:style-name="T37_162"><text:s/></text:span><text:span text:style-name="T37_163">локальных</text:span><text:span text:style-name="T37_164"><text:s/></text:span><text:span text:style-name="T37_165">сообществ</text:span><text:span text:style-name="T37_166"><text:s/>(</text:span><text:span text:style-name="T37_167">currency</text:span><text:span text:style-name="T37_168">)</text:span><text:span text:style-name="T37_169"><text:s/>-<text:s/></text:span><text:span text:style-name="T37_170">активы</text:span><text:span text:style-name="T37_171"><text:s/></text:span><text:span text:style-name="T37_172">с</text:span><text:span text:style-name="T37_173"><text:s/></text:span><text:span text:style-name="T37_174">возможностью</text:span><text:span text:style-name="T37_175"><text:s/></text:span><text:span text:style-name="T37_176">дополнительной</text:span><text:span text:style-name="T37_177"><text:s/></text:span><text:span text:style-name="T37_178">эмисии</text:span><text:span text:style-name="T37_179"><text:s/></text:span><text:span text:style-name="T37_180">по</text:span><text:span text:style-name="T37_181"><text:s/></text:span><text:span text:style-name="T37_182">правилам</text:span><text:span text:style-name="T37_183"><text:s/></text:span><text:span text:style-name="T37_184">сообществ</text:span><text:span text:style-name="T37_185"><text:s/>(</text:span><text:span text:style-name="T37_186">предположительно</text:span><text:span text:style-name="T37_187"><text:s/></text:span><text:span text:style-name="T37_188">зафиксированных</text:span><text:span text:style-name="T37_189"><text:s/></text:span><text:span text:style-name="T37_190">в</text:span><text:span text:style-name="T37_191"><text:s/></text:span><text:span text:style-name="T37_192">контракте</text:span><text:span text:style-name="T37_193">);<text:s/>3)</text:span><text:span text:style-name="T37_194"><text:s/></text:span><text:span text:style-name="T37_195">Алиасы</text:span><text:span text:style-name="T37_196"><text:s/>(</text:span><text:span text:style-name="T37_197">alias</text:span><text:span text:style-name="T37_198">)</text:span><text:span text:style-name="T37_199"><text:s/>-<text:s/></text:span><text:span text:style-name="T37_200">подвид</text:span><text:span text:style-name="T37_201"><text:s/></text:span><text:span text:style-name="T37_202">активов</text:span><text:span text:style-name="T37_203"><text:s/>(</text:span><text:span text:style-name="T37_204">имена</text:span><text:span text:style-name="T37_205">,<text:s/></text:span><text:span text:style-name="T37_206">доменные</text:span><text:span text:style-name="T37_207"><text:s/></text:span><text:span text:style-name="T37_208">имена</text:span><text:span text:style-name="T37_209">).<text:s/></text:span><text:span text:style-name="T37_210">У</text:span><text:span text:style-name="T37_211"><text:s/></text:span><text:span text:style-name="T37_212">аккаунта</text:span><text:span text:style-name="T37_213"><text:s/></text:span><text:span text:style-name="T37_214">во</text:span><text:span text:style-name="T37_215"><text:s/></text:span><text:span text:style-name="T37_216">владении</text:span><text:span text:style-name="T37_217"><text:s/></text:span><text:span text:style-name="T37_218">может</text:span><text:span text:style-name="T37_219"><text:s/></text:span><text:span text:style-name="T37_220">быть</text:span><text:span text:style-name="T37_221"><text:s/></text:span><text:span text:style-name="T37_222">не</text:span><text:span text:style-name="T37_223"><text:s/></text:span><text:span text:style-name="T37_224">ограниченное</text:span><text:span text:style-name="T37_225"><text:s/></text:span><text:span text:style-name="T37_226">кол</text:span><text:span text:style-name="T37_227">-</text:span><text:span text:style-name="T37_228">во</text:span><text:span text:style-name="T37_229"><text:s/></text:span><text:span text:style-name="T37_230">различных</text:span><text:span text:style-name="T37_231"><text:s/></text:span><text:span text:style-name="T37_232">активов</text:span><text:span text:style-name="T37_233"><text:s/></text:span><text:span text:style-name="T37_234">и</text:span><text:span text:style-name="T37_235"><text:s/></text:span><text:span text:style-name="T37_236">алиасов</text:span><text:span text:style-name="T37_237">.</text:span></text:p>
        </text:list-item>
        <text:list-item>
          <text:p text:style-name="P38"><text:span text:style-name="T38_1">Проект</text:span><text:span text:style-name="T38_2"><text:s/>(</text:span><text:span text:style-name="T38_3">project</text:span><text:span text:style-name="T38_4">)</text:span><text:span text:style-name="T38_5">.<text:s/></text:span><text:span text:style-name="T38_6">Проект</text:span><text:span text:style-name="T38_7"><text:s/>-<text:s/></text:span><text:span text:style-name="T38_8">это</text:span><text:span text:style-name="T38_9"><text:s/></text:span><text:span text:style-name="T38_10">набор</text:span><text:span text:style-name="T38_11"><text:s/></text:span><text:span text:style-name="T38_12">действий</text:span><text:span text:style-name="T38_13"><text:s/></text:span><text:span text:style-name="T38_14">с</text:span><text:span text:style-name="T38_15"><text:s/></text:span><text:span text:style-name="T38_16">целью</text:span><text:span text:style-name="T38_17"><text:s/></text:span><text:span text:style-name="T38_18">получения</text:span><text:span text:style-name="T38_19"><text:s/></text:span><text:span text:style-name="T38_20">Продукта</text:span><text:span text:style-name="T38_21"><text:s/>(</text:span><text:span text:style-name="T38_22">нового</text:span><text:span text:style-name="T38_23"><text:s/></text:span><text:span text:style-name="T38_24">или</text:span><text:span text:style-name="T38_25"><text:s/></text:span><text:span text:style-name="T38_26">усовершенствованного</text:span><text:span text:style-name="T38_27">).<text:s/></text:span><text:span text:style-name="T38_28">Проект</text:span><text:span text:style-name="T38_29"><text:s/></text:span><text:span text:style-name="T38_30">должен</text:span><text:span text:style-name="T38_31"><text:s/></text:span><text:span text:style-name="T38_32">иметь</text:span><text:span text:style-name="T38_33"><text:s/></text:span><text:span text:style-name="T38_34">описание</text:span><text:span text:style-name="T38_35"><text:s/></text:span><text:span text:style-name="T38_36">будущего</text:span><text:span text:style-name="T38_37"><text:s/></text:span><text:span text:style-name="T38_38">продукта</text:span><text:span text:style-name="T38_39">,<text:s/></text:span><text:span text:style-name="T38_40">сроки</text:span><text:span text:style-name="T38_41">,<text:s/></text:span><text:span text:style-name="T38_42">ресурсы</text:span><text:span text:style-name="T38_43">,<text:s/></text:span><text:span text:style-name="T38_44">задачи</text:span><text:span text:style-name="T38_45"><text:s/></text:span><text:span text:style-name="T38_46">и</text:span><text:span text:style-name="T38_47"><text:s/></text:span><text:span text:style-name="T38_48">команду</text:span><text:span text:style-name="T38_49"><text:s/></text:span><text:span text:style-name="T38_50">проекта</text:span><text:span text:style-name="T38_51">.<text:s/></text:span><text:span text:style-name="T38_52">Подвидом</text:span><text:span text:style-name="T38_53"><text:s/></text:span><text:span text:style-name="T38_54">проекта</text:span><text:span text:style-name="T38_55"><text:s/></text:span><text:span text:style-name="T38_56">является</text:span><text:span text:style-name="T38_57"><text:s/></text:span><text:span text:style-name="T38_58">Идея</text:span><text:span text:style-name="T38_59"><text:s/>(</text:span><text:span text:style-name="T38_60">idea</text:span><text:span text:style-name="T38_61">)</text:span><text:span text:style-name="T38_62"><text:s/>-<text:s/></text:span><text:span text:style-name="T38_63">это</text:span><text:span text:style-name="T38_64"><text:s/></text:span><text:span text:style-name="T38_65">проект</text:span><text:span text:style-name="T38_66"><text:s/></text:span><text:span text:style-name="T38_67">на</text:span><text:span text:style-name="T38_68"><text:s/></text:span><text:span text:style-name="T38_69">начальной</text:span><text:span text:style-name="T38_70"><text:s/></text:span><text:span text:style-name="T38_71">стадии</text:span><text:span text:style-name="T38_72">,<text:s/></text:span><text:span text:style-name="T38_73">когда</text:span><text:span text:style-name="T38_74"><text:s/></text:span><text:span text:style-name="T38_75">ещё</text:span><text:span text:style-name="T38_76"><text:s/></text:span><text:span text:style-name="T38_77">не</text:span><text:span text:style-name="T38_78"><text:s/></text:span><text:span text:style-name="T38_79">определены</text:span><text:span text:style-name="T38_80"><text:s/></text:span><text:span text:style-name="T38_81">команда</text:span><text:span text:style-name="T38_82"><text:s/></text:span><text:span text:style-name="T38_83">и</text:span><text:span text:style-name="T38_84"><text:s/></text:span><text:span text:style-name="T38_85">сроки</text:span><text:span text:style-name="T38_86">.<text:s/></text:span><text:span text:style-name="T38_87">Предполагается</text:span><text:span text:style-name="T38_88"><text:s/></text:span><text:span text:style-name="T38_89">база</text:span><text:span text:style-name="T38_90"><text:s/></text:span><text:span text:style-name="T38_91">данных</text:span><text:span text:style-name="T38_92"><text:s/></text:span><text:span text:style-name="T38_93">проектов</text:span><text:span text:style-name="T38_94"><text:s/></text:span><text:span text:style-name="T38_95">для</text:span><text:span text:style-name="T38_96"><text:s/></text:span><text:span text:style-name="T38_97">краудсорсинга</text:span><text:span text:style-name="T38_98">/</text:span><text:span text:style-name="T38_99">краудфандинга</text:span><text:span text:style-name="T38_100">/</text:span><text:span text:style-name="T38_101">краудинвестинга</text:span><text:span text:style-name="T38_102">.</text:span></text:p>
        </text:list-item>
        <text:list-item>
          <text:p text:style-name="P39"><text:span text:style-name="T39_1">Группа</text:span><text:span text:style-name="T39_2"><text:s/>(</text:span><text:span text:style-name="T39_3">group</text:span><text:span text:style-name="T39_4">).</text:span><text:span text:style-name="T39_5"><text:s/></text:span><text:span text:style-name="T39_6">Группа</text:span><text:span text:style-name="T39_7"><text:s/>-<text:s/></text:span><text:span text:style-name="T39_8">совокупность</text:span><text:span text:style-name="T39_9"><text:s/></text:span><text:span text:style-name="T39_10">пользователей</text:span><text:span text:style-name="T39_11">,<text:s/></text:span><text:span text:style-name="T39_12">команда</text:span><text:span text:style-name="T39_13">.<text:s/></text:span><text:span text:style-name="T39_14">Сообщество</text:span><text:span text:style-name="T39_15"><text:s/>(</text:span><text:span text:style-name="T39_16">community</text:span><text:span text:style-name="T39_17">)</text:span><text:span text:style-name="T39_18"><text:s/>-<text:s/></text:span><text:span text:style-name="T39_19">является</text:span><text:span text:style-name="T39_20"><text:s/></text:span><text:span text:style-name="T39_21">подвидом</text:span><text:span text:style-name="T39_22"><text:s/></text:span><text:span text:style-name="T39_23">группы</text:span><text:span text:style-name="T39_24">.</text:span></text:p>
        </text:list-item>
        <text:list-item>
          <text:p text:style-name="P40"><text:span text:style-name="T40_1">Пользователь</text:span><text:span text:style-name="T40_2"><text:s/>(</text:span><text:span text:style-name="T40_3">user</text:span><text:span text:style-name="T40_4">).</text:span><text:span text:style-name="T40_5"><text:s/></text:span><text:span text:style-name="T40_6">Запись</text:span><text:span text:style-name="T40_7"><text:s/></text:span><text:span text:style-name="T40_8">об</text:span><text:span text:style-name="T40_9"><text:s/></text:span><text:span text:style-name="T40_10">аккаунтах</text:span><text:span text:style-name="T40_11"><text:s/></text:span><text:span text:style-name="T40_12">на</text:span><text:span text:style-name="T40_13"><text:s/></text:span><text:span text:style-name="T40_14">локальной</text:span><text:span text:style-name="T40_15"><text:s/></text:span><text:span text:style-name="T40_16">машине</text:span><text:span text:style-name="T40_17"><text:s/></text:span><text:span text:style-name="T40_18">и</text:span><text:span text:style-name="T40_19">/</text:span><text:span text:style-name="T40_20">или</text:span><text:span text:style-name="T40_21"><text:s/></text:span><text:span text:style-name="T40_22">запись</text:span><text:span text:style-name="T40_23"><text:s/></text:span><text:span text:style-name="T40_24">в</text:span><text:span text:style-name="T40_25"><text:s/></text:span><text:span text:style-name="T40_26">blockchain</text:span><text:span text:style-name="T40_27"><text:s/></text:span><text:span text:style-name="T40_28">как</text:span><text:span text:style-name="T40_29"><text:s/></text:span><text:span text:style-name="T40_30">зашифрованные</text:span><text:span text:style-name="T40_31"><text:s/></text:span><text:span text:style-name="T40_32">даннные</text:span><text:span text:style-name="T40_33"><text:s/></text:span><text:span text:style-name="T40_34">о</text:span><text:span text:style-name="T40_35"><text:s/></text:span><text:span text:style-name="T40_36">кошельках</text:span><text:span text:style-name="T40_37"><text:s/></text:span><text:span text:style-name="T40_38">и</text:span><text:span text:style-name="T40_39"><text:s/></text:span><text:span text:style-name="T40_40">активах</text:span><text:span text:style-name="T40_41">.<text:s/></text:span><text:span text:style-name="T40_42">Один</text:span><text:span text:style-name="T40_43"><text:s/></text:span><text:span text:style-name="T40_44">из</text:span><text:span text:style-name="T40_45"><text:s/></text:span><text:span text:style-name="T40_46">аккаунтов</text:span><text:span text:style-name="T40_47"><text:s/></text:span><text:span text:style-name="T40_48">записывается</text:span><text:span text:style-name="T40_49"><text:s/></text:span><text:span text:style-name="T40_50">в</text:span><text:span text:style-name="T40_51"><text:s/></text:span><text:span text:style-name="T40_52">blockchain</text:span><text:span text:style-name="T40_53"><text:s/></text:span><text:span text:style-name="T40_54">как</text:span><text:span text:style-name="T40_55"><text:s/></text:span><text:span text:style-name="T40_56">идентификатор</text:span><text:span text:style-name="T40_57"><text:s/></text:span><text:span text:style-name="T40_58">Человека</text:span><text:span text:style-name="T40_59"><text:s/>(</text:span><text:span text:style-name="T40_60">для</text:span><text:span text:style-name="T40_61"><text:s/></text:span><text:span text:style-name="T40_62">системы</text:span><text:span text:style-name="T40_63"><text:s/></text:span><text:span text:style-name="T40_64">репутации</text:span><text:span text:style-name="T40_65">).<text:s/></text:span><text:span text:style-name="T40_66">У</text:span><text:span text:style-name="T40_67"><text:s/></text:span><text:span text:style-name="T40_68">человека</text:span><text:span text:style-name="T40_69"><text:s/></text:span><text:span text:style-name="T40_70">может</text:span><text:span text:style-name="T40_71"><text:s/></text:span><text:span text:style-name="T40_72">быть</text:span><text:span text:style-name="T40_73"><text:s/></text:span><text:span text:style-name="T40_74">один</text:span><text:span text:style-name="T40_75"><text:s/></text:span><text:span text:style-name="T40_76">или</text:span><text:span text:style-name="T40_77"><text:s/></text:span><text:span text:style-name="T40_78">несколько</text:span><text:span text:style-name="T40_79"><text:s/></text:span><text:span text:style-name="T40_80">аккаунтов</text:span><text:span text:style-name="T40_81">.</text:span></text:p>
        </text:list-item>
        <text:list-item>
          <text:p text:style-name="P41"><text:span text:style-name="T41_1">Транзакция</text:span><text:span text:style-name="T41_2"><text:s/>(</text:span><text:span text:style-name="T41_3">transaction</text:span><text:span text:style-name="T41_4">).</text:span><text:span text:style-name="T41_5"><text:s/></text:span><text:span text:style-name="T41_6">Все</text:span><text:span text:style-name="T41_7"><text:s/></text:span><text:span text:style-name="T41_8">действия</text:span><text:span text:style-name="T41_9"><text:s/></text:span><text:span text:style-name="T41_10">записываются</text:span><text:span text:style-name="T41_11"><text:s/></text:span><text:span text:style-name="T41_12">в</text:span><text:span text:style-name="T41_13"><text:s/></text:span><text:span text:style-name="T41_14">blockchain</text:span><text:span text:style-name="T41_15"><text:s/></text:span><text:span text:style-name="T41_16">в</text:span><text:span text:style-name="T41_17"><text:s/></text:span><text:span text:style-name="T41_18">виде</text:span><text:span text:style-name="T41_19"><text:s/></text:span><text:span text:style-name="T41_20">транзакций</text:span><text:span text:style-name="T41_21">.</text:span></text:p>
        </text:list-item>
        <text:list-item>
          <text:p text:style-name="P42"><text:span text:style-name="T42_1">Блок</text:span><text:span text:style-name="T42_2"><text:s/>(</text:span><text:span text:style-name="T42_3">block</text:span><text:span text:style-name="T42_4">).</text:span><text:span text:style-name="T42_5"><text:s/></text:span><text:span text:style-name="T42_6">Транзакции</text:span><text:span text:style-name="T42_7"><text:s/></text:span><text:span text:style-name="T42_8">группируются</text:span><text:span text:style-name="T42_9"><text:s/></text:span><text:span text:style-name="T42_10">в</text:span><text:span text:style-name="T42_11"><text:s/></text:span><text:span text:style-name="T42_12">блоки</text:span><text:span text:style-name="T42_13">.<text:s/></text:span><text:span text:style-name="T42_14">Блок</text:span><text:span text:style-name="T42_15"><text:s/></text:span><text:span text:style-name="T42_16">генерируется</text:span><text:span text:style-name="T42_17"><text:s/></text:span><text:span text:style-name="T42_18">и</text:span><text:span text:style-name="T42_19"><text:s/></text:span><text:span text:style-name="T42_20">подтверждается</text:span><text:span text:style-name="T42_21"><text:s/></text:span><text:span text:style-name="T42_22">каждый</text:span><text:span text:style-name="T42_23"><text:s/></text:span><text:span text:style-name="T42_24">определённый</text:span><text:span text:style-name="T42_25"><text:s/></text:span><text:span text:style-name="T42_26">промежуток</text:span><text:span text:style-name="T42_27"><text:s/></text:span><text:span text:style-name="T42_28">времени</text:span><text:span text:style-name="T42_29">.</text:span></text:p>
        </text:list-item>
        <text:list-item>
          <text:p text:style-name="P43"><text:span text:style-name="T43_1">Контракт</text:span><text:span text:style-name="T43_2"><text:s/>(</text:span><text:span text:style-name="T43_3">contract</text:span><text:span text:style-name="T43_4">).</text:span><text:span text:style-name="T43_5"><text:s/></text:span><text:span text:style-name="T43_6">Контракт</text:span><text:span text:style-name="T43_7"><text:s/>-<text:s/></text:span><text:span text:style-name="T43_8">это</text:span><text:span text:style-name="T43_9"><text:s/></text:span><text:span text:style-name="T43_10">микропрограмма</text:span><text:span text:style-name="T43_11"><text:s/>(</text:span><text:span text:style-name="T43_12">скрипт</text:span><text:span text:style-name="T43_13">)<text:s/></text:span><text:span text:style-name="T43_14">который</text:span><text:span text:style-name="T43_15"><text:s/></text:span><text:span text:style-name="T43_16">выполняется</text:span><text:span text:style-name="T43_17"><text:s/></text:span><text:span text:style-name="T43_18">при</text:span><text:span text:style-name="T43_19"><text:s/></text:span><text:span text:style-name="T43_20">наступлении</text:span><text:span text:style-name="T43_21"><text:s/></text:span><text:span text:style-name="T43_22">определённых</text:span><text:span text:style-name="T43_23"><text:s/></text:span><text:span text:style-name="T43_24">в</text:span><text:span text:style-name="T43_25"><text:s/></text:span><text:span text:style-name="T43_26">контракте</text:span><text:span text:style-name="T43_27"><text:s/></text:span><text:span text:style-name="T43_28">событий</text:span><text:span text:style-name="T43_29">.<text:s/></text:span><text:span text:style-name="T43_30">За</text:span><text:span text:style-name="T43_31"><text:s/></text:span><text:span text:style-name="T43_32">выполнение</text:span><text:span text:style-name="T43_33"><text:s/></text:span><text:span text:style-name="T43_34">контракта</text:span><text:span text:style-name="T43_35"><text:s/></text:span><text:span text:style-name="T43_36">взимается</text:span><text:span text:style-name="T43_37"><text:s/></text:span><text:span text:style-name="T43_38">плата</text:span><text:span text:style-name="T43_39">,<text:s/></text:span><text:span text:style-name="T43_40">которая</text:span><text:span text:style-name="T43_41"><text:s/></text:span><text:span text:style-name="T43_42">пропорциональна</text:span><text:span text:style-name="T43_43"><text:s/></text:span><text:span text:style-name="T43_44">количеству</text:span><text:span text:style-name="T43_45"><text:s/></text:span><text:span text:style-name="T43_46">произведённых</text:span><text:span text:style-name="T43_47"><text:s/></text:span><text:span text:style-name="T43_48">операций</text:span><text:span text:style-name="T43_49">.</text:span></text:p>
        </text:list-item>
        <text:list-item>
          <text:p text:style-name="P44"><text:span text:style-name="T44_1">Пиры</text:span><text:span text:style-name="T44_2">/</text:span><text:span text:style-name="T44_3">Узлы</text:span><text:span text:style-name="T44_4"><text:s/>(</text:span><text:span text:style-name="T44_5">peer</text:span><text:span text:style-name="T44_6">/</text:span><text:span text:style-name="T44_7">node</text:span><text:span text:style-name="T44_8">)</text:span><text:span text:style-name="T44_9"><text:s/>-<text:s/></text:span><text:span text:style-name="T44_10">узлы</text:span><text:span text:style-name="T44_11"><text:s/></text:span><text:span text:style-name="T44_12">сети</text:span><text:span text:style-name="T44_13">.<text:s/></text:span><text:span text:style-name="T44_14">Каждый</text:span><text:span text:style-name="T44_15"><text:s/></text:span><text:span text:style-name="T44_16">узел</text:span><text:span text:style-name="T44_17"><text:s/></text:span><text:span text:style-name="T44_18">соединён</text:span><text:span text:style-name="T44_19"><text:s/></text:span><text:span text:style-name="T44_20">с</text:span><text:span text:style-name="T44_21"><text:s/></text:span><text:span text:style-name="T44_22">несколькими</text:span><text:span text:style-name="T44_23"><text:s/></text:span><text:span text:style-name="T44_24">узлами</text:span><text:span text:style-name="T44_25"><text:s/></text:span><text:span text:style-name="T44_26">и</text:span><text:span text:style-name="T44_27"><text:s/></text:span><text:span text:style-name="T44_28">постоянно</text:span><text:span text:style-name="T44_29"><text:s/></text:span><text:span text:style-name="T44_30">обменивается</text:span><text:span text:style-name="T44_31"><text:s/></text:span><text:span text:style-name="T44_32">с</text:span><text:span text:style-name="T44_33"><text:s/></text:span><text:span text:style-name="T44_34">ними</text:span><text:span text:style-name="T44_35"><text:s/></text:span><text:span text:style-name="T44_36">данными</text:span><text:span text:style-name="T44_37"><text:s/></text:span><text:span text:style-name="T44_38">для</text:span><text:span text:style-name="T44_39"><text:s/></text:span><text:span text:style-name="T44_40">синхронизации</text:span><text:span text:style-name="T44_41">.</text:span></text:p>
        </text:list-item>
      </text:list>
      <text:p text:style-name="P45"><text:span text:style-name="T45_1">Дополнительные</text:span><text:span text:style-name="T45_2"><text:s/></text:span><text:span text:style-name="T45_3">сущности</text:span><text:span text:style-name="T45_4">:</text:span><text:span text:style-name="T45_5"><text:s/></text:span></text:p>
      <text:p text:style-name="P46"><text:span text:style-name="T46_1">10.<text:s/></text:span><text:span text:style-name="T46_2">Голосование</text:span><text:span text:style-name="T46_3"><text:s/>(</text:span><text:span text:style-name="T46_4">создание</text:span><text:span text:style-name="T46_5"><text:s/></text:span><text:span text:style-name="T46_6">голосования</text:span><text:span text:style-name="T46_7">,<text:s/></text:span><text:span text:style-name="T46_8">учёт</text:span><text:span text:style-name="T46_9"><text:s/></text:span><text:span text:style-name="T46_10">каждого</text:span><text:span text:style-name="T46_11"><text:s/></text:span><text:span text:style-name="T46_12">голоса</text:span><text:span text:style-name="T46_13">).</text:span></text:p>
      <text:p text:style-name="P47"><text:span text:style-name="T47_1">11.<text:s/></text:span><text:span text:style-name="T47_2">Токены</text:span><text:span text:style-name="T47_3"><text:s/>(</text:span><text:span text:style-name="T47_4">предоставление</text:span><text:span text:style-name="T47_5"><text:s/></text:span><text:span text:style-name="T47_6">ограниченного</text:span><text:span text:style-name="T47_7"><text:s/></text:span><text:span text:style-name="T47_8">доступа</text:span><text:span text:style-name="T47_9"><text:s/></text:span><text:span text:style-name="T47_10">сайтам</text:span><text:span text:style-name="T47_11">).<text:s/></text:span></text:p>
      <text:p text:style-name="P48"><text:span text:style-name="T48_1">12.<text:s/></text:span><text:span text:style-name="T48_2">Магазин</text:span><text:span text:style-name="T48_3"><text:s/>(</text:span><text:span text:style-name="T48_4">товары</text:span><text:span text:style-name="T48_5">,<text:s/></text:span><text:span text:style-name="T48_6">выставление</text:span><text:span text:style-name="T48_7"><text:s/></text:span><text:span text:style-name="T48_8">товара</text:span><text:span text:style-name="T48_9"><text:s/></text:span><text:span text:style-name="T48_10">на</text:span><text:span text:style-name="T48_11"><text:s/></text:span><text:span text:style-name="T48_12">продажу</text:span><text:span text:style-name="T48_13">).</text:span></text:p>
      <text:h text:style-name="P49" text:outline-level="10"><text:bookmark-start text:name="h.hl2abflp4i4y"/><text:bookmark-end text:name="h.hl2abflp4i4y"/><text:span text:style-name="T49_1">Деньги</text:span></text:h>
      <text:p text:style-name="P50"><text:span text:style-name="T50_1">В</text:span><text:span text:style-name="T50_2"><text:s/></text:span><text:span text:style-name="T50_3">системе</text:span><text:span text:style-name="T50_4"><text:s/></text:span><text:span text:style-name="T50_5">функции</text:span><text:span text:style-name="T50_6"><text:s/></text:span><text:span text:style-name="T50_7">денег</text:span><text:span text:style-name="T50_8"><text:s/></text:span><text:span text:style-name="T50_9">разделены</text:span><text:span text:style-name="T50_10"><text:s/></text:span><text:span text:style-name="T50_11">на</text:span><text:span text:style-name="T50_12"><text:s/></text:span><text:span text:style-name="T50_13">две</text:span><text:span text:style-name="T50_14"><text:s/></text:span><text:span text:style-name="T50_15">части</text:span><text:span text:style-name="T50_16">:</text:span></text:p>
      <text:p text:style-name="P51"><text:span text:style-name="T51_1">1)<text:s/></text:span><text:span text:style-name="T51_2">средство</text:span><text:span text:style-name="T51_3"><text:s/></text:span><text:span text:style-name="T51_4">обмена</text:span><text:span text:style-name="T51_5">,</text:span></text:p>
      <text:p text:style-name="P52"><text:span text:style-name="T52_1">2)<text:s/></text:span><text:span text:style-name="T52_2">средство</text:span><text:span text:style-name="T52_3"><text:s/></text:span><text:span text:style-name="T52_4">накопления</text:span><text:span text:style-name="T52_5"><text:s/>(</text:span><text:span text:style-name="T52_6">активы</text:span><text:span text:style-name="T52_7">).</text:span></text:p>
      <text:p text:style-name="P53"/>
      <text:p text:style-name="P54"><text:span text:style-name="T54_1">Мера</text:span><text:span text:style-name="T54_2">.</text:span><text:span text:style-name="T54_3"><text:s/></text:span><text:span text:style-name="T54_4">В</text:span><text:span text:style-name="T54_5"><text:s/></text:span><text:span text:style-name="T54_6">системе</text:span><text:span text:style-name="T54_7"><text:s/></text:span><text:span text:style-name="T54_8">принята</text:span><text:span text:style-name="T54_9"><text:s/></text:span><text:span text:style-name="T54_10">единая</text:span><text:span text:style-name="T54_11"><text:s/></text:span><text:span text:style-name="T54_12">мера</text:span><text:span text:style-name="T54_13"><text:s/></text:span><text:span text:style-name="T54_14">денежных</text:span><text:span text:style-name="T54_15"><text:s/></text:span><text:span text:style-name="T54_16">единиц</text:span><text:span text:style-name="T54_17"><text:s/>-<text:s/></text:span><text:span text:style-name="T54_18">один</text:span><text:span text:style-name="T54_19"><text:s/></text:span><text:span text:style-name="T54_20">час</text:span><text:span text:style-name="T54_21"><text:s/>(</text:span><text:span text:style-name="T54_22">h</text:span><text:span text:style-name="T54_23">)<text:s/></text:span><text:span text:style-name="T54_24">труда</text:span><text:span text:style-name="T54_25"><text:s/></text:span><text:span text:style-name="T54_26">не</text:span><text:span text:style-name="T54_27"><text:s/></text:span><text:span text:style-name="T54_28">квалифицированного</text:span><text:span text:style-name="T54_29"><text:s/></text:span><text:span text:style-name="T54_30">рабочего</text:span><text:span text:style-name="T54_31"><text:s/>(</text:span><text:span text:style-name="T54_32">сторож</text:span><text:span text:style-name="T54_33">,<text:s/></text:span><text:span text:style-name="T54_34">дворник</text:span><text:span text:style-name="T54_35">,<text:s/></text:span><text:span text:style-name="T54_36">грузчик</text:span><text:span text:style-name="T54_37">).<text:s/></text:span><text:span text:style-name="T54_38">Один</text:span><text:span text:style-name="T54_39"><text:s/></text:span><text:span text:style-name="T54_40">час</text:span><text:span text:style-name="T54_41"><text:s/>(</text:span><text:span text:style-name="T54_42">h</text:span><text:span text:style-name="T54_43">)<text:s/></text:span><text:span text:style-name="T54_44">на</text:span><text:span text:style-name="T54_45"><text:s/></text:span><text:span text:style-name="T54_46">данный</text:span><text:span text:style-name="T54_47"><text:s/></text:span><text:span text:style-name="T54_48">момент</text:span><text:span text:style-name="T54_49"><text:s/>(2016)<text:s/></text:span><text:span text:style-name="T54_50">соответсвует</text:span><text:span text:style-name="T54_51"><text:s/>123<text:s/></text:span><text:span text:style-name="T54_52">руб</text:span><text:span text:style-name="T54_53"><text:s/></text:span><text:span text:style-name="T54_54">или</text:span><text:span text:style-name="T54_55"><text:s/>$2.<text:s/></text:span><text:span text:style-name="T54_56">Один</text:span><text:span text:style-name="T54_57"><text:s/></text:span><text:span text:style-name="T54_58">час</text:span><text:span text:style-name="T54_59"><text:s/>(</text:span><text:span text:style-name="T54_60">h</text:span><text:span text:style-name="T54_61">)<text:s/></text:span><text:span text:style-name="T54_62">состоит</text:span><text:span text:style-name="T54_63"><text:s/></text:span><text:span text:style-name="T54_64">из</text:span><text:span text:style-name="T54_65"><text:s/>100<text:s/></text:span><text:span text:style-name="T54_66">единиц</text:span><text:span text:style-name="T54_67"><text:s/>(</text:span><text:span text:style-name="T54_68">cento</text:span><text:span text:style-name="T54_69">).<text:s/></text:span><text:span text:style-name="T54_70">Для</text:span><text:span text:style-name="T54_71"><text:s/></text:span><text:span text:style-name="T54_72">удобства</text:span><text:span text:style-name="T54_73"><text:s/></text:span><text:span text:style-name="T54_74">пользователей</text:span><text:span text:style-name="T54_75">,<text:s/></text:span><text:span text:style-name="T54_76">во</text:span><text:span text:style-name="T54_77"><text:s/></text:span><text:span text:style-name="T54_78">всех</text:span><text:span text:style-name="T54_79"><text:s/></text:span><text:span text:style-name="T54_80">формах</text:span><text:span text:style-name="T54_81"><text:s/></text:span><text:span text:style-name="T54_82">по</text:span><text:span text:style-name="T54_83"><text:s/></text:span><text:span text:style-name="T54_84">умолчанию</text:span><text:span text:style-name="T54_85"><text:s/></text:span><text:span text:style-name="T54_86">отображается</text:span><text:span text:style-name="T54_87"><text:s/></text:span><text:span text:style-name="T54_88">значение</text:span><text:span text:style-name="T54_89"><text:s/></text:span><text:span text:style-name="T54_90">меры</text:span><text:span text:style-name="T54_91"><text:s/></text:span><text:span text:style-name="T54_92">в</text:span><text:span text:style-name="T54_93"><text:s/></text:span><text:span text:style-name="T54_94">единицах</text:span><text:span text:style-name="T54_95"><text:s/></text:span><text:span text:style-name="T54_96">национальных</text:span><text:span text:style-name="T54_97"><text:s/></text:span><text:span text:style-name="T54_98">валют</text:span><text:span text:style-name="T54_99">.<text:s/></text:span><text:span text:style-name="T54_100">Внутри</text:span><text:span text:style-name="T54_101"><text:s/></text:span><text:span text:style-name="T54_102">json</text:span><text:span text:style-name="T54_103"><text:s/></text:span><text:span text:style-name="T54_104">данных</text:span><text:span text:style-name="T54_105"><text:s/></text:span><text:span text:style-name="T54_106">транзакций</text:span><text:span text:style-name="T54_107"><text:s/></text:span><text:span text:style-name="T54_108">запись</text:span><text:span text:style-name="T54_109"><text:s/></text:span><text:span text:style-name="T54_110">ведётся</text:span><text:span text:style-name="T54_111"><text:s/></text:span><text:span text:style-name="T54_112">в</text:span><text:span text:style-name="T54_113"><text:s/></text:span><text:span text:style-name="T54_114">единицах</text:span><text:span text:style-name="T54_115"><text:s/></text:span><text:span text:style-name="T54_116">cento</text:span><text:span text:style-name="T54_117">.</text:span></text:p>
      <text:p text:style-name="P55"/>
      <text:p text:style-name="P56"><text:span text:style-name="T56_1">Деньги</text:span><text:span text:style-name="T56_2"><text:s/></text:span><text:span text:style-name="T56_3">как</text:span><text:span text:style-name="T56_4"><text:s/></text:span><text:span text:style-name="T56_5">средство</text:span><text:span text:style-name="T56_6"><text:s/></text:span><text:span text:style-name="T56_7">обмена</text:span><text:span text:style-name="T56_8"><text:s/></text:span><text:span text:style-name="T56_9">не</text:span><text:span text:style-name="T56_10"><text:s/></text:span><text:span text:style-name="T56_11">предназначена</text:span><text:span text:style-name="T56_12"><text:s/></text:span><text:span text:style-name="T56_13">для</text:span><text:span text:style-name="T56_14"><text:s/></text:span><text:span text:style-name="T56_15">накопления</text:span><text:span text:style-name="T56_16">,<text:s/></text:span><text:span text:style-name="T56_17">а</text:span><text:span text:style-name="T56_18"><text:s/></text:span><text:span text:style-name="T56_19">используется</text:span><text:span text:style-name="T56_20"><text:s/></text:span><text:span text:style-name="T56_21">только</text:span><text:span text:style-name="T56_22"><text:s/></text:span><text:span text:style-name="T56_23">как</text:span><text:span text:style-name="T56_24"><text:s/></text:span><text:span text:style-name="T56_25">средство</text:span><text:span text:style-name="T56_26"><text:s/></text:span><text:span text:style-name="T56_27">ображения</text:span><text:span text:style-name="T56_28"><text:s/></text:span><text:span text:style-name="T56_29">и</text:span><text:span text:style-name="T56_30"><text:s/></text:span><text:span text:style-name="T56_31">для</text:span><text:span text:style-name="T56_32"><text:s/></text:span><text:span text:style-name="T56_33">вложения</text:span><text:span text:style-name="T56_34"><text:s/></text:span><text:span text:style-name="T56_35">в</text:span><text:span text:style-name="T56_36"><text:s/></text:span><text:span text:style-name="T56_37">товары</text:span><text:span text:style-name="T56_38">,<text:s/></text:span><text:span text:style-name="T56_39">акции</text:span><text:span text:style-name="T56_40"><text:s/></text:span><text:span text:style-name="T56_41">и</text:span><text:span text:style-name="T56_42"><text:s/></text:span><text:span text:style-name="T56_43">прочие</text:span><text:span text:style-name="T56_44"><text:s/></text:span><text:span text:style-name="T56_45">активы</text:span><text:span text:style-name="T56_46">.<text:s/></text:span><text:span text:style-name="T56_47">Для</text:span><text:span text:style-name="T56_48"><text:s/></text:span><text:span text:style-name="T56_49">предотвращения</text:span><text:span text:style-name="T56_50"><text:s/></text:span><text:span text:style-name="T56_51">накапливания</text:span><text:span text:style-name="T56_52"><text:s/></text:span><text:span text:style-name="T56_53">валюты</text:span><text:span text:style-name="T56_54">,<text:s/></text:span><text:span text:style-name="T56_55">производится</text:span><text:span text:style-name="T56_56"><text:s/></text:span><text:span text:style-name="T56_57">ежедневный</text:span><text:span text:style-name="T56_58"><text:s/></text:span><text:span text:style-name="T56_59">демередж</text:span><text:span text:style-name="T56_60"><text:s/></text:span><text:span text:style-name="T56_61">отстатков</text:span><text:span text:style-name="T56_62"><text:s/></text:span><text:span text:style-name="T56_63">в</text:span><text:span text:style-name="T56_64"><text:s/></text:span><text:span text:style-name="T56_65">кошельке</text:span><text:span text:style-name="T56_66"><text:s/></text:span><text:span text:style-name="T56_67">в</text:span><text:span text:style-name="T56_68"><text:s/></text:span><text:span text:style-name="T56_69">размере</text:span><text:span text:style-name="T56_70"><text:s/></text:span><text:span text:style-name="T56_71">0.1%</text:span><text:span text:style-name="T56_72"><text:s/></text:span><text:span text:style-name="T56_73">в</text:span><text:span text:style-name="T56_74"><text:s/></text:span><text:span text:style-name="T56_75">день</text:span><text:span text:style-name="T56_76">.<text:s/></text:span><text:span text:style-name="T56_77">Демередж</text:span><text:span text:style-name="T56_78"><text:s/></text:span><text:span text:style-name="T56_79">производится</text:span><text:span text:style-name="T56_80"><text:s/></text:span><text:span text:style-name="T56_81">один</text:span><text:span text:style-name="T56_82"><text:s/></text:span><text:span text:style-name="T56_83">раз</text:span><text:span text:style-name="T56_84"><text:s/></text:span><text:span text:style-name="T56_85">в</text:span><text:span text:style-name="T56_86"><text:s/></text:span><text:span text:style-name="T56_87">сутки</text:span><text:span text:style-name="T56_88"><text:s/></text:span><text:span text:style-name="T56_89">в</text:span><text:span text:style-name="T56_90"><text:s/>00:00:00<text:s/></text:span><text:span text:style-name="T56_91">по</text:span><text:span text:style-name="T56_92"><text:s/></text:span><text:span text:style-name="T56_93">UTC</text:span><text:span text:style-name="T56_94">.<text:s/></text:span><text:span text:style-name="T56_95">Демередж</text:span><text:span text:style-name="T56_96"><text:s/>"</text:span><text:span text:style-name="T56_97">сжигает</text:span><text:span text:style-name="T56_98">"<text:s/></text:span><text:span text:style-name="T56_99">единицы</text:span><text:span text:style-name="T56_100">,<text:s/></text:span><text:span text:style-name="T56_101">что</text:span><text:span text:style-name="T56_102"><text:s/></text:span><text:span text:style-name="T56_103">ведёт</text:span><text:span text:style-name="T56_104"><text:s/></text:span><text:span text:style-name="T56_105">в</text:span><text:span text:style-name="T56_106"><text:s/></text:span><text:span text:style-name="T56_107">уменьшению</text:span><text:span text:style-name="T56_108"><text:s/></text:span><text:span text:style-name="T56_109">денежной</text:span><text:span text:style-name="T56_110"><text:s/></text:span><text:span text:style-name="T56_111">массы</text:span><text:span text:style-name="T56_112">.<text:s/></text:span><text:span text:style-name="T56_113">Это</text:span><text:span text:style-name="T56_114"><text:s/></text:span><text:span text:style-name="T56_115">равносильно</text:span><text:span text:style-name="T56_116"><text:s/></text:span><text:span text:style-name="T56_117">как</text:span><text:span text:style-name="T56_118"><text:s/></text:span><text:span text:style-name="T56_119">если</text:span><text:span text:style-name="T56_120"><text:s/></text:span><text:span text:style-name="T56_121">бы</text:span><text:span text:style-name="T56_122"><text:s/></text:span><text:span text:style-name="T56_123">сгоревшие</text:span><text:span text:style-name="T56_124"><text:s/></text:span><text:span text:style-name="T56_125">деньги</text:span><text:span text:style-name="T56_126"><text:s/></text:span><text:span text:style-name="T56_127">распределялись</text:span><text:span text:style-name="T56_128"><text:s/></text:span><text:span text:style-name="T56_129">равномерно</text:span><text:span text:style-name="T56_130"><text:s/></text:span><text:span text:style-name="T56_131">всем</text:span><text:span text:style-name="T56_132"><text:s/></text:span><text:span text:style-name="T56_133">держателям</text:span><text:span text:style-name="T56_134"><text:s/></text:span><text:span text:style-name="T56_135">активов</text:span><text:span text:style-name="T56_136"><text:s/></text:span><text:span text:style-name="T56_137">системы</text:span><text:span text:style-name="T56_138">.<text:s/></text:span><text:span text:style-name="T56_139">Мемередж</text:span><text:span text:style-name="T56_140"><text:s/>-<text:s/></text:span><text:span text:style-name="T56_141">это</text:span><text:span text:style-name="T56_142"><text:s/></text:span><text:span text:style-name="T56_143">плата</text:span><text:span text:style-name="T56_144"><text:s/></text:span><text:span text:style-name="T56_145">за</text:span><text:span text:style-name="T56_146"><text:s/></text:span><text:span text:style-name="T56_147">хранение</text:span><text:span text:style-name="T56_148"><text:s/></text:span><text:span text:style-name="T56_149">средств</text:span><text:span text:style-name="T56_150"><text:s/>-<text:s/></text:span><text:span text:style-name="T56_151">это</text:span><text:span text:style-name="T56_152"><text:s/></text:span><text:span text:style-name="T56_153">своеобразный</text:span><text:span text:style-name="T56_154"><text:s/></text:span><text:span text:style-name="T56_155">штраф</text:span><text:span text:style-name="T56_156"><text:s/></text:span><text:span text:style-name="T56_157">за</text:span><text:span text:style-name="T56_158"><text:s/></text:span><text:span text:style-name="T56_159">не</text:span><text:span text:style-name="T56_160"><text:s/></text:span><text:span text:style-name="T56_161">использование</text:span><text:span text:style-name="T56_162"><text:s/></text:span><text:span text:style-name="T56_163">денег</text:span><text:span text:style-name="T56_164">.</text:span></text:p>
      <text:p text:style-name="P57"/>
      <text:p text:style-name="P58"><text:span text:style-name="T58_1">Деньги</text:span><text:span text:style-name="T58_2"><text:s/></text:span><text:span text:style-name="T58_3">как</text:span><text:span text:style-name="T58_4"><text:s/></text:span><text:span text:style-name="T58_5">средство</text:span><text:span text:style-name="T58_6"><text:s/></text:span><text:span text:style-name="T58_7">накопления</text:span><text:span text:style-name="T58_8"><text:s/>-<text:s/></text:span><text:span text:style-name="T58_9">это</text:span><text:span text:style-name="T58_10"><text:s/></text:span><text:span text:style-name="T58_11">активы</text:span><text:span text:style-name="T58_12">.</text:span></text:p>
      <text:p text:style-name="P59"/>
      <text:p text:style-name="P60"><text:span text:style-name="T60_1">Локальные</text:span><text:span text:style-name="T60_2"><text:s/></text:span><text:span text:style-name="T60_3">валюты</text:span><text:span text:style-name="T60_4"><text:s/></text:span><text:span text:style-name="T60_5">сообществ</text:span><text:span text:style-name="T60_6"><text:s/>-<text:s/></text:span><text:span text:style-name="T60_7">денежные</text:span><text:span text:style-name="T60_8"><text:s/></text:span><text:span text:style-name="T60_9">единицы</text:span><text:span text:style-name="T60_10"><text:s/></text:span><text:span text:style-name="T60_11">для</text:span><text:span text:style-name="T60_12"><text:s/></text:span><text:span text:style-name="T60_13">локальных</text:span><text:span text:style-name="T60_14"><text:s/></text:span><text:span text:style-name="T60_15">сообществ</text:span><text:span text:style-name="T60_16"><text:s/>(</text:span><text:span text:style-name="T60_17">кооперативов</text:span><text:span text:style-name="T60_18">).<text:s/></text:span><text:span text:style-name="T60_19">Являются</text:span><text:span text:style-name="T60_20"><text:s/></text:span><text:span text:style-name="T60_21">подвидом</text:span><text:span text:style-name="T60_22"><text:s/></text:span><text:span text:style-name="T60_23">активов</text:span><text:span text:style-name="T60_24">.<text:s/></text:span><text:span text:style-name="T60_25">Правила</text:span><text:span text:style-name="T60_26"><text:s/></text:span><text:span text:style-name="T60_27">эмиссии</text:span><text:span text:style-name="T60_28">,<text:s/></text:span><text:span text:style-name="T60_29">демережда</text:span><text:span text:style-name="T60_30">,<text:s/></text:span><text:span text:style-name="T60_31">системы</text:span><text:span text:style-name="T60_32"><text:s/></text:span><text:span text:style-name="T60_33">управления</text:span><text:span text:style-name="T60_34"><text:s/></text:span><text:span text:style-name="T60_35">заложены</text:span><text:span text:style-name="T60_36"><text:s/></text:span><text:span text:style-name="T60_37">в</text:span><text:span text:style-name="T60_38"><text:s/></text:span><text:span text:style-name="T60_39">контракте</text:span><text:span text:style-name="T60_40"><text:s/></text:span><text:span text:style-name="T60_41">при</text:span><text:span text:style-name="T60_42"><text:s/></text:span><text:span text:style-name="T60_43">создании</text:span><text:span text:style-name="T60_44"><text:s/></text:span><text:span text:style-name="T60_45">локальной</text:span><text:span text:style-name="T60_46"><text:s/></text:span><text:span text:style-name="T60_47">валюты</text:span><text:span text:style-name="T60_48">.</text:span></text:p>
      <text:p text:style-name="P61"/>
      <text:p text:style-name="P62"><text:span text:style-name="T62_1">С</text:span><text:span text:style-name="T62_2"><text:s/></text:span><text:span text:style-name="T62_3">каждой</text:span><text:span text:style-name="T62_4"><text:s/></text:span><text:span text:style-name="T62_5">транзакции</text:span><text:span text:style-name="T62_6"><text:s/></text:span><text:span text:style-name="T62_7">взимается</text:span><text:span text:style-name="T62_8"><text:s/></text:span><text:span text:style-name="T62_9">плата</text:span><text:span text:style-name="T62_10"><text:s/></text:span><text:span text:style-name="T62_11">в</text:span><text:span text:style-name="T62_12"><text:s/></text:span><text:span text:style-name="T62_13">размере</text:span><text:span text:style-name="T62_14"><text:s/>1<text:s/></text:span><text:span text:style-name="T62_15">единица</text:span><text:span text:style-name="T62_16"><text:s/></text:span><text:span text:style-name="T62_17">cento</text:span><text:span text:style-name="T62_18">.<text:s/></text:span><text:span text:style-name="T62_19">За</text:span><text:span text:style-name="T62_20"><text:s/></text:span><text:span text:style-name="T62_21">исполнение</text:span><text:span text:style-name="T62_22"><text:s/></text:span><text:span text:style-name="T62_23">контракта</text:span><text:span text:style-name="T62_24"><text:s/>(</text:span><text:span text:style-name="T62_25">скрипта</text:span><text:span text:style-name="T62_26">)<text:s/></text:span><text:span text:style-name="T62_27">взимается</text:span><text:span text:style-name="T62_28"><text:s/></text:span><text:span text:style-name="T62_29">плата</text:span><text:span text:style-name="T62_30"><text:s/></text:span><text:span text:style-name="T62_31">пропорциональная</text:span><text:span text:style-name="T62_32"><text:s/></text:span><text:span text:style-name="T62_33">выполненным</text:span><text:span text:style-name="T62_34"><text:s/></text:span><text:span text:style-name="T62_35">операциям</text:span><text:span text:style-name="T62_36">,<text:s/></text:span><text:span text:style-name="T62_37">но</text:span><text:span text:style-name="T62_38"><text:s/></text:span><text:span text:style-name="T62_39">не</text:span><text:span text:style-name="T62_40"><text:s/></text:span><text:span text:style-name="T62_41">менее</text:span><text:span text:style-name="T62_42"><text:s/>1<text:s/></text:span><text:span text:style-name="T62_43">единицы</text:span><text:span text:style-name="T62_44"><text:s/></text:span><text:span text:style-name="T62_45">cento</text:span><text:span text:style-name="T62_46">.</text:span></text:p>
      <text:p text:style-name="P63"/>
      <text:h text:style-name="P64" text:outline-level="10"><text:bookmark-start text:name="h.a0rhu2q3ksji"/><text:bookmark-end text:name="h.a0rhu2q3ksji"/><text:span text:style-name="T64_1">1.2.<text:s/></text:span><text:span text:style-name="T64_2">Архитектура</text:span><text:span text:style-name="T64_3"><text:s/>(</text:span><text:span text:style-name="T64_4">Структура</text:span><text:span text:style-name="T64_5">)</text:span></text:h>
      <text:list text:style-name="LS5" xml:id="list27">
        <text:list-item>
          <text:p text:style-name="P65"><text:span text:style-name="T65_1">Сервер</text:span><text:span text:style-name="T65_2"><text:s/>(</text:span><text:span text:style-name="T65_3">server</text:span><text:span text:style-name="T65_4">);</text:span></text:p>
        </text:list-item>
        <text:list-item>
          <text:p text:style-name="P66"><text:span text:style-name="T66_1">Связка</text:span><text:span text:style-name="T66_2"><text:s/></text:span><text:span text:style-name="T66_3">с</text:span><text:span text:style-name="T66_4"><text:s/></text:span><text:span text:style-name="T66_5">БД</text:span><text:span text:style-name="T66_6"><text:s/>(</text:span><text:span text:style-name="T66_7">db</text:span><text:span text:style-name="T66_8">);</text:span></text:p>
        </text:list-item>
        <text:list-item>
          <text:p text:style-name="P67"><text:span text:style-name="T67_1">Библиотеки</text:span><text:span text:style-name="T67_2"><text:s/></text:span><text:span text:style-name="T67_3">функций</text:span><text:span text:style-name="T67_4"><text:s/></text:span><text:span text:style-name="T67_5">общего</text:span><text:span text:style-name="T67_6"><text:s/></text:span><text:span text:style-name="T67_7">назначения</text:span><text:span text:style-name="T67_8"><text:s/>+<text:s/></text:span><text:span text:style-name="T67_9">утилиты</text:span><text:span text:style-name="T67_10"><text:s/>(</text:span><text:span text:style-name="T67_11">util</text:span><text:span text:style-name="T67_12">);</text:span></text:p>
        </text:list-item>
        <text:list-item>
          <text:p text:style-name="P68"><text:span text:style-name="T68_1">Библиотеки</text:span><text:span text:style-name="T68_2"><text:s/></text:span><text:span text:style-name="T68_3">шифрования</text:span><text:span text:style-name="T68_4"><text:s/>(</text:span><text:span text:style-name="T68_5">crypto</text:span><text:span text:style-name="T68_6">).</text:span></text:p>
        </text:list-item>
      </text:list>
      <text:h text:style-name="P69" text:outline-level="10"><text:bookmark-start text:name="h.xkgfts9ei8hq"/><text:bookmark-end text:name="h.xkgfts9ei8hq"/><text:span text:style-name="T69_1">Стек</text:span><text:span text:style-name="T69_2"><text:s/></text:span><text:span text:style-name="T69_3">технологий</text:span></text:h>
      <text:p text:style-name="P70"><text:span text:style-name="T70_1">1.<text:s/></text:span><text:span text:style-name="T70_2">Backend</text:span><text:span text:style-name="T70_3">:<text:s/></text:span><text:span text:style-name="T70_4">node</text:span><text:span text:style-name="T70_5">.</text:span><text:span text:style-name="T70_6">js</text:span><text:span text:style-name="T70_7">+</text:span><text:span text:style-name="T70_8">express</text:span><text:span text:style-name="T70_9">.</text:span><text:span text:style-name="T70_10">js</text:span></text:p>
      <text:p text:style-name="P71"><text:span text:style-name="T71_1">2.<text:s/></text:span><text:span text:style-name="T71_2">Database</text:span><text:span text:style-name="T71_3">:<text:s/></text:span><text:span text:style-name="T71_4">orientdb</text:span></text:p>
      <text:p text:style-name="P72"><text:span text:style-name="T72_1">3.<text:s/></text:span><text:span text:style-name="T72_2">Frontend</text:span><text:span text:style-name="T72_3">:<text:s/></text:span><text:span text:style-name="T72_4">ampersand</text:span><text:span text:style-name="T72_5">.</text:span><text:span text:style-name="T72_6">js</text:span></text:p>
      <text:p text:style-name="P73"><text:span text:style-name="T73_1">4.<text:s/></text:span><text:span text:style-name="T73_2">UI</text:span><text:span text:style-name="T73_3">:<text:s/></text:span><text:span text:style-name="T73_4">D</text:span><text:span text:style-name="T73_5">3.</text:span><text:span text:style-name="T73_6">js</text:span><text:span text:style-name="T73_7">+</text:span><text:span text:style-name="T73_8">React</text:span><text:span text:style-name="T73_9">.</text:span><text:span text:style-name="T73_10">js</text:span></text:p>
      <text:h text:style-name="P74" text:outline-level="10"><text:bookmark-start text:name="h.4sn1i7f34q5c"/><text:bookmark-end text:name="h.4sn1i7f34q5c"/><text:span text:style-name="T74_1">1.3.<text:s/></text:span><text:span text:style-name="T74_2">Модули</text:span></text:h>
      <text:p text:style-name="P75"><text:span text:style-name="T75_1">Каждый</text:span><text:span text:style-name="T75_2"><text:s/></text:span><text:span text:style-name="T75_3">из</text:span><text:span text:style-name="T75_4"><text:s/></text:span><text:span text:style-name="T75_5">модулей</text:span><text:span text:style-name="T75_6"><text:s/></text:span><text:span text:style-name="T75_7">является</text:span><text:span text:style-name="T75_8"><text:s/></text:span><text:span text:style-name="T75_9">имплементацией</text:span><text:span text:style-name="T75_10"><text:s/></text:span><text:span text:style-name="T75_11">части</text:span><text:span text:style-name="T75_12"><text:s/></text:span><text:span text:style-name="T75_13">API</text:span><text:span text:style-name="T75_14"><text:s/>(</text:span><text:span text:style-name="T75_15">RestFullApi</text:span><text:span text:style-name="T75_16">).<text:s/></text:span></text:p>
      <text:list text:style-name="LS6" xml:id="list31">
        <text:list-item>
          <text:p text:style-name="P76"><text:span text:style-name="T76_1">Авторизация</text:span><text:span text:style-name="T76_2"><text:s/></text:span><text:span text:style-name="T76_3">и</text:span><text:span text:style-name="T76_4"><text:s/></text:span><text:span text:style-name="T76_5">регистрация</text:span><text:span text:style-name="T76_6">.<text:s/></text:span><text:span text:style-name="T76_7">Проверка</text:span><text:span text:style-name="T76_8"><text:s/></text:span><text:span text:style-name="T76_9">парольной</text:span><text:span text:style-name="T76_10"><text:s/></text:span><text:span text:style-name="T76_11">фразы</text:span><text:span text:style-name="T76_12">,<text:s/></text:span><text:span text:style-name="T76_13">генерация</text:span><text:span text:style-name="T76_14"><text:s/></text:span><text:span text:style-name="T76_15">парольной</text:span><text:span text:style-name="T76_16"><text:s/></text:span><text:span text:style-name="T76_17">фразы</text:span><text:span text:style-name="T76_18">,<text:s/></text:span><text:span text:style-name="T76_19">активация</text:span><text:span text:style-name="T76_20"><text:s/></text:span><text:span text:style-name="T76_21">аккаунта</text:span><text:span text:style-name="T76_22"><text:s/>(</text:span><text:span text:style-name="T76_23">регистрация</text:span><text:span text:style-name="T76_24"><text:s/></text:span><text:span text:style-name="T76_25">в</text:span><text:span text:style-name="T76_26"><text:s/></text:span><text:span text:style-name="T76_27">blockchain</text:span><text:span text:style-name="T76_28">).<text:s/>-<text:s/>20’000<text:s/>(2%);</text:span></text:p>
        </text:list-item>
        <text:list-item>
          <text:p text:style-name="P77"><text:span text:style-name="T77_1">Аккаунт</text:span><text:span text:style-name="T77_2"><text:s/>-<text:s/></text:span><text:span text:style-name="T77_3">получение</text:span><text:span text:style-name="T77_4"><text:s/></text:span><text:span text:style-name="T77_5">данных</text:span><text:span text:style-name="T77_6"><text:s/></text:span><text:span text:style-name="T77_7">о</text:span><text:span text:style-name="T77_8"><text:s/></text:span><text:span text:style-name="T77_9">активых</text:span><text:span text:style-name="T77_10">,<text:s/></text:span><text:span text:style-name="T77_11">алиасах</text:span><text:span text:style-name="T77_12">,<text:s/></text:span><text:span text:style-name="T77_13">кошельках</text:span><text:span text:style-name="T77_14">.<text:s/>-<text:s/>20’000<text:s/>(2%);</text:span></text:p>
        </text:list-item>
        <text:list-item>
          <text:p text:style-name="P78"><text:span text:style-name="T78_1">Деньги</text:span><text:span text:style-name="T78_2"><text:s/>-<text:s/></text:span><text:span text:style-name="T78_3">перечисление</text:span><text:span text:style-name="T78_4"><text:s/></text:span><text:span text:style-name="T78_5">денег</text:span><text:span text:style-name="T78_6"><text:s/></text:span><text:span text:style-name="T78_7">из</text:span><text:span text:style-name="T78_8"><text:s/></text:span><text:span text:style-name="T78_9">кошелька</text:span><text:span text:style-name="T78_10"><text:s/></text:span><text:span text:style-name="T78_11">в</text:span><text:span text:style-name="T78_12"><text:s/></text:span><text:span text:style-name="T78_13">кошелёк</text:span><text:span text:style-name="T78_14">.<text:s/>-<text:s/>20’000<text:s/>(2%);</text:span></text:p>
        </text:list-item>
        <text:list-item>
          <text:p text:style-name="P79"><text:span text:style-name="T79_1">Активы</text:span><text:span text:style-name="T79_2"><text:s/>(</text:span><text:span text:style-name="T79_3">ресурсы</text:span><text:span text:style-name="T79_4">).<text:s/></text:span><text:span text:style-name="T79_5">Просмотр</text:span><text:span text:style-name="T79_6">,<text:s/></text:span><text:span text:style-name="T79_7">создание</text:span><text:span text:style-name="T79_8">,<text:s/></text:span><text:span text:style-name="T79_9">покупка</text:span><text:span text:style-name="T79_10"><text:s/></text:span><text:span text:style-name="T79_11">и</text:span><text:span text:style-name="T79_12"><text:s/></text:span><text:span text:style-name="T79_13">продажа</text:span><text:span text:style-name="T79_14"><text:s/></text:span><text:span text:style-name="T79_15">ресурсов</text:span><text:span text:style-name="T79_16">.<text:s/>-<text:s/>20’000<text:s/>(2%);</text:span></text:p>
        </text:list-item>
        <text:list-item>
          <text:p text:style-name="P80"><text:span text:style-name="T80_1"><office:annotation><dc:creator/><text:p text:style-name="P81"><text:span text:style-name="T81_1">?</text:span></text:p></office:annotation></text:span><text:span text:style-name="T81_2">Алиасы</text:span><text:span text:style-name="T81_3"><text:s/>(</text:span><text:span text:style-name="T81_4">имена</text:span><text:span text:style-name="T81_5">,<text:s/></text:span><text:span text:style-name="T81_6">доменные</text:span><text:span text:style-name="T81_7"><text:s/></text:span><text:span text:style-name="T81_8">имена</text:span><text:span text:style-name="T81_9">).<text:s/></text:span><text:span text:style-name="T81_10">Просмотр</text:span><text:span text:style-name="T81_11">,<text:s/></text:span><text:span text:style-name="T81_12">создание</text:span><text:span text:style-name="T81_13">,<text:s/></text:span><text:span text:style-name="T81_14">покупка</text:span><text:span text:style-name="T81_15"><text:s/></text:span><text:span text:style-name="T81_16">и</text:span><text:span text:style-name="T81_17"><text:s/></text:span><text:span text:style-name="T81_18">продажа</text:span><text:span text:style-name="T81_19"><text:s/></text:span><text:span text:style-name="T81_20">ресурсов</text:span><text:span text:style-name="T81_21">.<text:s/>-<text:s/>20’000<text:s/>(2%);</text:span></text:p>
        </text:list-item>
        <text:list-item>
          <text:p text:style-name="P82"><text:span text:style-name="T82_1">Сообщения</text:span><text:span text:style-name="T82_2"><text:s/>-<text:s/></text:span><text:span text:style-name="T82_3">передача</text:span><text:span text:style-name="T82_4"><text:s/></text:span><text:span text:style-name="T82_5">зашифрованных</text:span><text:span text:style-name="T82_6"><text:s/></text:span><text:span text:style-name="T82_7">сообщений</text:span><text:span text:style-name="T82_8">.<text:s/>-<text:s/>20’000<text:s/>(2%);</text:span></text:p>
        </text:list-item>
        <text:list-item>
          <text:p text:style-name="P83"><text:span text:style-name="T83_1">Транзакции</text:span><text:span text:style-name="T83_2"><text:s/>-<text:s/></text:span><text:span text:style-name="T83_3">просмотр</text:span><text:span text:style-name="T83_4">,<text:s/></text:span><text:span text:style-name="T83_5">проверка</text:span><text:span text:style-name="T83_6">/</text:span><text:span text:style-name="T83_7">валидация</text:span><text:span text:style-name="T83_8"><text:s/></text:span><text:span text:style-name="T83_9">транзакции</text:span><text:span text:style-name="T83_10">.<text:s/>-<text:s/>20’000<text:s/>(2%);</text:span></text:p>
        </text:list-item>
        <text:list-item>
          <text:p text:style-name="P84"><text:span text:style-name="T84_1"><office:annotation><dc:creator/><text:p text:style-name="P85"><text:span text:style-name="T85_1">?</text:span></text:p></office:annotation></text:span><text:span text:style-name="T85_2">Блоки</text:span><text:span text:style-name="T85_3"><text:s/>-<text:s/></text:span><text:span text:style-name="T85_4">просмотр</text:span><text:span text:style-name="T85_5"><text:s/></text:span><text:span text:style-name="T85_6">блоков</text:span><text:span text:style-name="T85_7">.<text:s/>-<text:s/>20’000<text:s/>(2%);</text:span></text:p>
        </text:list-item>
        <text:list-item>
          <text:p text:style-name="P86"><text:span text:style-name="T86_1">Форджинг</text:span><text:span text:style-name="T86_2"><text:s/>-<text:s/></text:span><text:span text:style-name="T86_3">генерация</text:span><text:span text:style-name="T86_4"><text:s/></text:span><text:span text:style-name="T86_5">блоков</text:span><text:span text:style-name="T86_6">.<text:s/>-<text:s/>20’000<text:s/>(2%);</text:span></text:p>
        </text:list-item>
        <text:list-item>
          <text:p text:style-name="P87"><text:span text:style-name="T87_1">Пиры</text:span><text:span text:style-name="T87_2"><text:s/>-<text:s/></text:span><text:span text:style-name="T87_3">обеспечивает</text:span><text:span text:style-name="T87_4"><text:s/></text:span><text:span text:style-name="T87_5">связь</text:span><text:span text:style-name="T87_6"><text:s/></text:span><text:span text:style-name="T87_7">с</text:span><text:span text:style-name="T87_8"><text:s/></text:span><text:span text:style-name="T87_9">другими</text:span><text:span text:style-name="T87_10"><text:s/></text:span><text:span text:style-name="T87_11">узлами</text:span><text:span text:style-name="T87_12">.<text:s/>-<text:s/>20’000<text:s/>(2%)</text:span></text:p>
        </text:list-item>
      </text:list>
      <text:p text:style-name="P88"/>
      <text:p text:style-name="P89"><text:span text:style-name="T89_1">Дополнительные</text:span><text:span text:style-name="T89_2"><text:s/></text:span><text:span text:style-name="T89_3">модули</text:span><text:span text:style-name="T89_4">:<text:s/></text:span></text:p>
      <text:p text:style-name="P90"><text:span text:style-name="T90_1">11.<text:s/></text:span><text:span text:style-name="T90_2">Биржа</text:span><text:span text:style-name="T90_3"><text:s/></text:span><text:span text:style-name="T90_4">активов</text:span><text:span text:style-name="T90_5">.<text:s/>-<text:s/>20’000<text:s/>(2%)</text:span></text:p>
      <text:p text:style-name="P91"><text:span text:style-name="T91_1">12.<text:s/></text:span><text:span text:style-name="T91_2">Биржа</text:span><text:span text:style-name="T91_3"><text:s/></text:span><text:span text:style-name="T91_4">алиасов</text:span><text:span text:style-name="T91_5">.<text:s/>-<text:s/>20’000<text:s/>(2%)</text:span></text:p>
      <text:p text:style-name="P92"><text:span text:style-name="T92_1">13.<text:s/></text:span><text:span text:style-name="T92_2">Магазин</text:span><text:span text:style-name="T92_3"><text:s/></text:span><text:span text:style-name="T92_4">товаров</text:span><text:span text:style-name="T92_5">.<text:s/>-<text:s/>20’000<text:s/>(2%)</text:span></text:p>
      <text:p text:style-name="P93"><text:span text:style-name="T93_1">14.<text:s/></text:span><text:span text:style-name="T93_2">Поиск</text:span><text:span text:style-name="T93_3"><text:s/></text:span><text:span text:style-name="T93_4">активов</text:span><text:span text:style-name="T93_5"><text:s/></text:span><text:span text:style-name="T93_6">и</text:span><text:span text:style-name="T93_7"><text:s/></text:span><text:span text:style-name="T93_8">товаров</text:span><text:span text:style-name="T93_9"><text:s/></text:span><text:span text:style-name="T93_10">по</text:span><text:span text:style-name="T93_11"><text:s/></text:span><text:span text:style-name="T93_12">заданным</text:span><text:span text:style-name="T93_13"><text:s/></text:span><text:span text:style-name="T93_14">параметрам</text:span><text:span text:style-name="T93_15">,<text:s/></text:span><text:span text:style-name="T93_16">умный</text:span><text:span text:style-name="T93_17"><text:s/></text:span><text:span text:style-name="T93_18">поиск</text:span><text:span text:style-name="T93_19"><text:s/></text:span><text:span text:style-name="T93_20">активов</text:span><text:span text:style-name="T93_21"><text:s/></text:span><text:span text:style-name="T93_22">и</text:span><text:span text:style-name="T93_23"><text:s/></text:span><text:span text:style-name="T93_24">товаров</text:span><text:span text:style-name="T93_25">.<text:s/>-<text:s/>20’000<text:s/>(2%)</text:span></text:p>
      <text:p text:style-name="P94"><text:span text:style-name="T94_1">15.<text:s/></text:span><text:span text:style-name="T94_2">Пул</text:span><text:span text:style-name="T94_3"><text:s/></text:span><text:span text:style-name="T94_4">идей</text:span><text:span text:style-name="T94_5"><text:s/>-<text:s/></text:span><text:span text:style-name="T94_6">база</text:span><text:span text:style-name="T94_7"><text:s/></text:span><text:span text:style-name="T94_8">данных</text:span><text:span text:style-name="T94_9"><text:s/></text:span><text:span text:style-name="T94_10">идей</text:span><text:span text:style-name="T94_11"><text:s/></text:span><text:span text:style-name="T94_12">для</text:span><text:span text:style-name="T94_13"><text:s/></text:span><text:span text:style-name="T94_14">реализации</text:span><text:span text:style-name="T94_15"><text:s/>(</text:span><text:span text:style-name="T94_16">продукты</text:span><text:span text:style-name="T94_17"><text:s/></text:span><text:span text:style-name="T94_18">разума</text:span><text:span text:style-name="T94_19">).<text:s/>-<text:s/>20’000<text:s/>(2%)</text:span></text:p>
      <text:p text:style-name="P95"><text:span text:style-name="T95_1">16.<text:s/></text:span><text:span text:style-name="T95_2">Пул</text:span><text:span text:style-name="T95_3"><text:s/></text:span><text:span text:style-name="T95_4">проектов</text:span><text:span text:style-name="T95_5"><text:s/>-<text:s/></text:span><text:span text:style-name="T95_6">ба</text:span><text:span text:style-name="T95_7">з</text:span><text:span text:style-name="T95_8">а</text:span><text:span text:style-name="T95_9"><text:s/></text:span><text:span text:style-name="T95_10">данных</text:span><text:span text:style-name="T95_11"><text:s/></text:span><text:span text:style-name="T95_12"><office:annotation><dc:creator/><text:p text:style-name="P96"><text:span text:style-name="T96_1">???</text:span></text:p></office:annotation></text:span><text:span text:style-name="T96_2">воплощения</text:span><text:span text:style-name="T96_3"><text:s/></text:span><text:span text:style-name="T96_4">идей</text:span><text:span text:style-name="T96_5"><text:s/>(</text:span><text:span text:style-name="T96_6">результат</text:span><text:span text:style-name="T96_7"><text:s/></text:span><text:span text:style-name="T96_8">труда</text:span><text:span text:style-name="T96_9">)</text:span><text:span text:style-name="T96_10">.<text:s/>-<text:s/>20’000<text:s/>(2%)</text:span></text:p>
      <text:p text:style-name="P97"><text:span text:style-name="T97_1"><office:annotation><dc:creator/><text:p text:style-name="P98"><text:span text:style-name="T98_1">?</text:span></text:p></office:annotation></text:span><text:span text:style-name="T98_2">17.<text:s/></text:span><text:span text:style-name="T98_3">Модуль</text:span><text:span text:style-name="T98_4"><text:s/></text:span><text:span text:style-name="T98_5">эмиссии</text:span><text:span text:style-name="T98_6">.<text:s/></text:span><text:span text:style-name="T98_7">Эмиссия</text:span><text:span text:style-name="T98_8"><text:s/></text:span><text:span text:style-name="T98_9">денежных</text:span><text:span text:style-name="T98_10"><text:s/></text:span><text:span text:style-name="T98_11">единиц</text:span><text:span text:style-name="T98_12"><text:s/></text:span><text:span text:style-name="T98_13">для</text:span><text:span text:style-name="T98_14"><text:s/></text:span><text:span text:style-name="T98_15">обмена</text:span><text:span text:style-name="T98_16"><text:s/></text:span><text:span text:style-name="T98_17">производится</text:span><text:span text:style-name="T98_18"><text:s/></text:span><text:span text:style-name="T98_19">за</text:span><text:span text:style-name="T98_20"><text:s/></text:span><text:span text:style-name="T98_21">воплощение</text:span><text:span text:style-name="T98_22"><text:s/></text:span><text:span text:style-name="T98_23">идей</text:span><text:span text:style-name="T98_24"><text:s/></text:span><text:span text:style-name="T98_25">в</text:span><text:span text:style-name="T98_26"><text:s/></text:span><text:span text:style-name="T98_27">проекты</text:span><text:span text:style-name="T98_28"><text:s/>-<text:s/></text:span><text:span text:style-name="T98_29">путём</text:span><text:span text:style-name="T98_30"><text:s/></text:span><text:span text:style-name="T98_31">краудфандинговой</text:span><text:span text:style-name="T98_32">/</text:span><text:span text:style-name="T98_33">краудинвестинговой</text:span><text:span text:style-name="T98_34"><text:s/></text:span><text:span text:style-name="T98_35">оценки</text:span><text:span text:style-name="T98_36"><text:s/></text:span><text:span text:style-name="T98_37">интереса</text:span><text:span text:style-name="T98_38"><text:s/></text:span><text:span text:style-name="T98_39">людей</text:span><text:span text:style-name="T98_40"><text:s/></text:span><text:span text:style-name="T98_41">к</text:span><text:span text:style-name="T98_42"><text:s/></text:span><text:span text:style-name="T98_43">данному</text:span><text:span text:style-name="T98_44"><text:s/></text:span><text:span text:style-name="T98_45">проекту</text:span><text:span text:style-name="T98_46"><text:s/></text:span><text:span text:style-name="T98_47">и</text:span><text:span text:style-name="T98_48"><text:s/></text:span><text:span text:style-name="T98_49">последующей</text:span><text:span text:style-name="T98_50"><text:s/></text:span><text:span text:style-name="T98_51">оценкой</text:span><text:span text:style-name="T98_52"><text:s/></text:span><text:span text:style-name="T98_53">результата</text:span><text:span text:style-name="T98_54"><text:s/></text:span><text:span text:style-name="T98_55">голосованием</text:span><text:span text:style-name="T98_56">.<text:s/></text:span><text:span text:style-name="T98_57">Эмиссия</text:span><text:span text:style-name="T98_58"><text:s/></text:span><text:span text:style-name="T98_59">производится</text:span><text:span text:style-name="T98_60"><text:s/></text:span><text:span text:style-name="T98_61">в</text:span><text:span text:style-name="T98_62"><text:s/></text:span><text:span text:style-name="T98_63">кошелёк</text:span><text:span text:style-name="T98_64"><text:s/></text:span><text:span text:style-name="T98_65">автора</text:span><text:span text:style-name="T98_66"><text:s/></text:span><text:span text:style-name="T98_67">проекта</text:span><text:span text:style-name="T98_68"><text:s/></text:span><text:span text:style-name="T98_69">в</text:span><text:span text:style-name="T98_70"><text:s/></text:span><text:span text:style-name="T98_71">качестве</text:span><text:span text:style-name="T98_72"><text:s/>"</text:span><text:span text:style-name="T98_73">премии</text:span><text:span text:style-name="T98_74">"<text:s/></text:span><text:span text:style-name="T98_75">за</text:span><text:span text:style-name="T98_76"><text:s/></text:span><text:span text:style-name="T98_77">воплощение</text:span><text:span text:style-name="T98_78"><text:s/></text:span><text:span text:style-name="T98_79">проекта</text:span><text:span text:style-name="T98_80">.<text:s/></text:span><text:span text:style-name="T98_81">Для</text:span><text:span text:style-name="T98_82"><text:s/></text:span><text:span text:style-name="T98_83">достоверного</text:span><text:span text:style-name="T98_84"><text:s/></text:span><text:span text:style-name="T98_85">размера</text:span><text:span text:style-name="T98_86"><text:s/></text:span><text:span text:style-name="T98_87">эмиссии</text:span><text:span text:style-name="T98_88"><text:s/></text:span><text:span text:style-name="T98_89">оценка</text:span><text:span text:style-name="T98_90"><text:s/></text:span><text:span text:style-name="T98_91">производится</text:span><text:span text:style-name="T98_92"><text:s/></text:span><text:span text:style-name="T98_93">в</text:span><text:span text:style-name="T98_94"><text:s/></text:span><text:span text:style-name="T98_95">несколько</text:span><text:span text:style-name="T98_96"><text:s/></text:span><text:span text:style-name="T98_97">этапов</text:span><text:span text:style-name="T98_98"><text:s/></text:span><text:span text:style-name="T98_99">несколькими</text:span><text:span text:style-name="T98_100"><text:s/></text:span><text:span text:style-name="T98_101">группами</text:span><text:span text:style-name="T98_102"><text:s/></text:span><text:span text:style-name="T98_103">пользователей</text:span><text:span text:style-name="T98_104"><text:s/>(</text:span><text:span text:style-name="T98_105">вкладчики</text:span><text:span text:style-name="T98_106">,<text:s/></text:span><text:span text:style-name="T98_107">эксперты</text:span><text:span text:style-name="T98_108">,<text:s/></text:span><text:span text:style-name="T98_109">сообщество</text:span><text:span text:style-name="T98_110">).<text:s/>-<text:s/>20’000<text:s/>(2%</text:span><text:span text:style-name="T98_111">)</text:span></text:p>
      <text:p text:style-name="P99"><text:span text:style-name="T99_1">18.<text:s/></text:span><text:span text:style-name="T99_2">X</text:span><text:span text:style-name="T99_3"><text:s/>-<text:s/>20’000<text:s/>(2%)</text:span></text:p>
      <text:p text:style-name="P100"><text:span text:style-name="T100_1">19.<text:s/></text:span><text:span text:style-name="T100_2">Y</text:span><text:span text:style-name="T100_3"><text:s/>-<text:s/>20’000<text:s/>(2%)</text:span></text:p>
      <text:p text:style-name="P101"><text:span text:style-name="T101_1">20.<text:s/></text:span><text:span text:style-name="T101_2">Z</text:span><text:span text:style-name="T101_3"><text:s/>-<text:s/>20’000<text:s/>(2%)</text:span></text:p>
      <text:p text:style-name="P102"/>
      <text:p text:style-name="P103"/>
      <text:h text:style-name="P104" text:outline-level="10"><text:bookmark-start text:name="h.fvwfhrqqpays"/><text:bookmark-end text:name="h.fvwfhrqqpays"/><text:span text:style-name="T104_1">2.<text:s/></text:span><text:span text:style-name="T104_2">Обменник</text:span></text:h>
      <text:p text:style-name="P105"/>
      <text:p text:style-name="P106"><text:span text:style-name="T106_1">Платёжная</text:span><text:span text:style-name="T106_2"><text:s/></text:span><text:span text:style-name="T106_3">система</text:span><text:span text:style-name="T106_4">,<text:s/></text:span><text:span text:style-name="T106_5">механизм</text:span><text:span text:style-name="T106_6"><text:s/></text:span><text:span text:style-name="T106_7">ввода</text:span><text:span text:style-name="T106_8">/</text:span><text:span text:style-name="T106_9">вывода</text:span><text:span text:style-name="T106_10"><text:s/></text:span><text:span text:style-name="T106_11">биткоинов</text:span><text:span text:style-name="T106_12">,<text:s/></text:span><text:span text:style-name="T106_13">рублей</text:span><text:span text:style-name="T106_14">,<text:s/></text:span><text:span text:style-name="T106_15">долларов</text:span><text:span text:style-name="T106_16"><text:s/></text:span><text:span text:style-name="T106_17">и</text:span><text:span text:style-name="T106_18"><text:s/></text:span><text:span text:style-name="T106_19">пр</text:span><text:span text:style-name="T106_20">.</text:span></text:p>
      <text:p text:style-name="P107"><text:span text:style-name="T107_1">Суммарно</text:span><text:span text:style-name="T107_2"><text:s/>100’000<text:s/>(10%).</text:span></text:p>
      <text:p text:style-name="P108"><text:span text:style-name="T108_1">...<text:s/></text:span></text:p>
      <text:p text:style-name="P109"/>
      <text:h text:style-name="P110" text:outline-level="10"><text:bookmark-start text:name="h.8tjcep0u71r"/><text:bookmark-end text:name="h.8tjcep0u71r"/><text:span text:style-name="T110_1">3.<text:s/></text:span><text:span text:style-name="T110_2">Продвижение</text:span></text:h>
      <text:p text:style-name="P111"/>
      <text:p text:style-name="P112"><text:span text:style-name="T112_1">Привлечение</text:span><text:span text:style-name="T112_2"><text:s/></text:span><text:span text:style-name="T112_3">людей</text:span><text:span text:style-name="T112_4">,<text:s/></text:span><text:span text:style-name="T112_5">написание</text:span><text:span text:style-name="T112_6"><text:s/></text:span><text:span text:style-name="T112_7">документации</text:span><text:span text:style-name="T112_8">,<text:s/></text:span><text:span text:style-name="T112_9">статей</text:span><text:span text:style-name="T112_10">,<text:s/></text:span><text:span text:style-name="T112_11">видео</text:span><text:span text:style-name="T112_12">,<text:s/></text:span><text:span text:style-name="T112_13">презентации</text:span><text:span text:style-name="T112_14">,<text:s/></text:span><text:span text:style-name="T112_15">участие</text:span><text:span text:style-name="T112_16"><text:s/></text:span><text:span text:style-name="T112_17">в</text:span><text:span text:style-name="T112_18"><text:s/></text:span><text:span text:style-name="T112_19">конференциях</text:span><text:span text:style-name="T112_20"><text:s/></text:span><text:span text:style-name="T112_21">и</text:span><text:span text:style-name="T112_22"><text:s/></text:span><text:span text:style-name="T112_23">выставках</text:span><text:span text:style-name="T112_24">,<text:s/></text:span><text:span text:style-name="T112_25">налаживание</text:span><text:span text:style-name="T112_26"><text:s/></text:span><text:span text:style-name="T112_27">связей</text:span><text:span text:style-name="T112_28">,<text:s/></text:span><text:span text:style-name="T112_29">реферальная</text:span><text:span text:style-name="T112_30"><text:s/></text:span><text:span text:style-name="T112_31">система</text:span><text:span text:style-name="T112_32">,<text:s/></text:span><text:span text:style-name="T112_33">продвижение</text:span><text:span text:style-name="T112_34">.<text:s/></text:span><text:span text:style-name="T112_35">Продвижение</text:span><text:span text:style-name="T112_36"><text:s/></text:span><text:span text:style-name="T112_37">включает</text:span><text:span text:style-name="T112_38"><text:s/></text:span><text:span text:style-name="T112_39">в</text:span><text:span text:style-name="T112_40"><text:s/></text:span><text:span text:style-name="T112_41">себя</text:span><text:span text:style-name="T112_42"><text:s/></text:span><text:span text:style-name="T112_43">распределение</text:span><text:span text:style-name="T112_44"><text:s/></text:span><text:span text:style-name="T112_45">по</text:span><text:span text:style-name="T112_46"><text:s/></text:span><text:span text:style-name="T112_47">следующим</text:span><text:span text:style-name="T112_48"><text:s/></text:span><text:span text:style-name="T112_49">статьям</text:span><text:span text:style-name="T112_50">:</text:span></text:p>
      <text:list text:style-name="LS7" xml:id="list41">
        <text:list-item>
          <text:p text:style-name="P113"><text:span text:style-name="T113_1">инвеcторам</text:span><text:span text:style-name="T113_2"><text:s/>(</text:span><text:span text:style-name="T113_3">крауд</text:span><text:span text:style-name="T113_4">-</text:span><text:span text:style-name="T113_5">фандинг</text:span><text:span text:style-name="T113_6">/</text:span><text:span text:style-name="T113_7">крауд</text:span><text:span text:style-name="T113_8">-</text:span><text:span text:style-name="T113_9">инвестинг</text:span><text:span text:style-name="T113_10">)<text:s/>-<text:s/>250’000<text:s/>(25%);</text:span></text:p>
        </text:list-item>
        <text:list-item>
          <text:p text:style-name="P114"><text:span text:style-name="T114_1">раздача</text:span><text:span text:style-name="T114_2"><text:s/></text:span><text:span text:style-name="T114_3">существующим</text:span><text:span text:style-name="T114_4"><text:s/></text:span><text:span text:style-name="T114_5">обществам</text:span><text:span text:style-name="T114_6"><text:s/>(</text:span><text:span text:style-name="T114_7">комьюнити</text:span><text:span text:style-name="T114_8">)<text:s/>-<text:s/>250’000<text:s/>(25%);</text:span></text:p>
        </text:list-item>
        <text:list-item>
          <text:p text:style-name="P115"><text:span text:style-name="T115_1">привлечение</text:span><text:span text:style-name="T115_2"><text:s/></text:span><text:span text:style-name="T115_3">инвесторов</text:span><text:span text:style-name="T115_4"><text:s/>-<text:s/>100’000<text:s/>(10%);</text:span></text:p>
        </text:list-item>
        <text:list-item>
          <text:p text:style-name="P116"><text:span text:style-name="T116_1">привлечение</text:span><text:span text:style-name="T116_2"><text:s/></text:span><text:span text:style-name="T116_3">существующих</text:span><text:span text:style-name="T116_4"><text:s/></text:span><text:span text:style-name="T116_5">обществ</text:span><text:span text:style-name="T116_6"><text:s/>-<text:s/>100’000<text:s/>(10%).</text:span></text:p>
        </text:list-item>
      </text:list>
      <text:p text:style-name="P117"><text:span text:style-name="T117_1">Суммарно</text:span><text:span text:style-name="T117_2"><text:s/>700’000<text:s/>(70%).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><text:span text:style-name="T124_1">См</text:span><text:span text:style-name="T124_2">.</text:span></text:p>
      <text:p text:style-name="P125"><text:span text:style-name="T125_1"><text:a xlink:type="simple" xlink:href="https://libre.life/doc/arch/ru"><text:span text:style-name="T125_2">https</text:span></text:a></text:span><text:span text:style-name="T125_3"><text:a xlink:type="simple" xlink:href="https://libre.life/doc/arch/ru"><text:span text:style-name="T125_4">://</text:span></text:a></text:span><text:span text:style-name="T125_5"><text:a xlink:type="simple" xlink:href="https://libre.life/doc/arch/ru"><text:span text:style-name="T125_6">libre</text:span></text:a></text:span><text:span text:style-name="T125_7"><text:a xlink:type="simple" xlink:href="https://libre.life/doc/arch/ru"><text:span text:style-name="T125_8">.</text:span></text:a></text:span><text:span text:style-name="T125_9"><text:a xlink:type="simple" xlink:href="https://libre.life/doc/arch/ru"><text:span text:style-name="T125_10">life</text:span></text:a></text:span><text:span text:style-name="T125_11"><text:a xlink:type="simple" xlink:href="https://libre.life/doc/arch/ru"><text:span text:style-name="T125_12">/</text:span></text:a></text:span><text:span text:style-name="T125_13"><text:a xlink:type="simple" xlink:href="https://libre.life/doc/arch/ru"><text:span text:style-name="T125_14">doc</text:span></text:a></text:span><text:span text:style-name="T125_15"><text:a xlink:type="simple" xlink:href="https://libre.life/doc/arch/ru"><text:span text:style-name="T125_16">/</text:span></text:a></text:span><text:span text:style-name="T125_17"><text:a xlink:type="simple" xlink:href="https://libre.life/doc/arch/ru"><text:span text:style-name="T125_18">arch</text:span></text:a></text:span><text:span text:style-name="T125_19"><text:a xlink:type="simple" xlink:href="https://libre.life/doc/arch/ru"><text:span text:style-name="T125_20">/</text:span></text:a></text:span><text:span text:style-name="T125_21"><text:a xlink:type="simple" xlink:href="https://libre.life/doc/arch/ru"><text:span text:style-name="T125_22">ru</text:span></text:a></text:span><text:span text:style-name="T125_23"><text:s/>-<text:s/></text:span><text:span text:style-name="T125_24">Архитектура</text:span><text:span text:style-name="T125_25"><text:s/></text:span><text:span text:style-name="T125_26">системы</text:span></text:p>
      <text:p text:style-name="P126"><text:span text:style-name="T126_1"><text:a xlink:type="simple" xlink:href="https://libre.life/doc/api/ru"><text:span text:style-name="T126_2">https</text:span></text:a></text:span><text:span text:style-name="T126_3"><text:a xlink:type="simple" xlink:href="https://libre.life/doc/api/ru"><text:span text:style-name="T126_4">://</text:span></text:a></text:span><text:span text:style-name="T126_5"><text:a xlink:type="simple" xlink:href="https://libre.life/doc/api/ru"><text:span text:style-name="T126_6">libre</text:span></text:a></text:span><text:span text:style-name="T126_7"><text:a xlink:type="simple" xlink:href="https://libre.life/doc/api/ru"><text:span text:style-name="T126_8">.</text:span></text:a></text:span><text:span text:style-name="T126_9"><text:a xlink:type="simple" xlink:href="https://libre.life/doc/api/ru"><text:span text:style-name="T126_10">life</text:span></text:a></text:span><text:span text:style-name="T126_11"><text:a xlink:type="simple" xlink:href="https://libre.life/doc/api/ru"><text:span text:style-name="T126_12">/</text:span></text:a></text:span><text:span text:style-name="T126_13"><text:a xlink:type="simple" xlink:href="https://libre.life/doc/api/ru"><text:span text:style-name="T126_14">doc</text:span></text:a></text:span><text:span text:style-name="T126_15"><text:a xlink:type="simple" xlink:href="https://libre.life/doc/api/ru"><text:span text:style-name="T126_16">/</text:span></text:a></text:span><text:span text:style-name="T126_17"><text:a xlink:type="simple" xlink:href="https://libre.life/doc/api/ru"><text:span text:style-name="T126_18">api</text:span></text:a></text:span><text:span text:style-name="T126_19"><text:a xlink:type="simple" xlink:href="https://libre.life/doc/api/ru"><text:span text:style-name="T126_20">/</text:span></text:a></text:span><text:span text:style-name="T126_21"><text:a xlink:type="simple" xlink:href="https://libre.life/doc/api/ru"><text:span text:style-name="T126_22">ru</text:span></text:a></text:span><text:span text:style-name="T126_23"><text:s/>-<text:s/></text:span><text:span text:style-name="T126_24">API</text:span><text:span text:style-name="T126_25"><text:s/>(</text:span><text:span text:style-name="T126_26">RestAPI</text:span><text:span text:style-name="T126_27">)</text:span></text:p>
      <text:p text:style-name="P127"><text:span text:style-name="T127_1"><text:a xlink:type="simple" xlink:href="https://vk.com/away.php?utf=1&amp;to=https%3A%2F%2Fprezi.com%2F3xdf05411bl0%2Ffreepe%2F"><text:span text:style-name="T127_2">https</text:span></text:a></text:span><text:span text:style-name="T127_3"><text:a xlink:type="simple" xlink:href="https://vk.com/away.php?utf=1&amp;to=https%3A%2F%2Fprezi.com%2F3xdf05411bl0%2Ffreepe%2F"><text:span text:style-name="T127_4">://</text:span></text:a></text:span><text:span text:style-name="T127_5"><text:a xlink:type="simple" xlink:href="https://vk.com/away.php?utf=1&amp;to=https%3A%2F%2Fprezi.com%2F3xdf05411bl0%2Ffreepe%2F"><text:span text:style-name="T127_6">prezi</text:span></text:a></text:span><text:span text:style-name="T127_7"><text:a xlink:type="simple" xlink:href="https://vk.com/away.php?utf=1&amp;to=https%3A%2F%2Fprezi.com%2F3xdf05411bl0%2Ffreepe%2F"><text:span text:style-name="T127_8">.</text:span></text:a></text:span><text:span text:style-name="T127_9"><text:a xlink:type="simple" xlink:href="https://vk.com/away.php?utf=1&amp;to=https%3A%2F%2Fprezi.com%2F3xdf05411bl0%2Ffreepe%2F"><text:span text:style-name="T127_10">com</text:span></text:a></text:span><text:span text:style-name="T127_11"><text:a xlink:type="simple" xlink:href="https://vk.com/away.php?utf=1&amp;to=https%3A%2F%2Fprezi.com%2F3xdf05411bl0%2Ffreepe%2F"><text:span text:style-name="T127_12">/3</text:span></text:a></text:span><text:span text:style-name="T127_13"><text:a xlink:type="simple" xlink:href="https://vk.com/away.php?utf=1&amp;to=https%3A%2F%2Fprezi.com%2F3xdf05411bl0%2Ffreepe%2F"><text:span text:style-name="T127_14">xdf</text:span></text:a></text:span><text:span text:style-name="T127_15"><text:a xlink:type="simple" xlink:href="https://vk.com/away.php?utf=1&amp;to=https%3A%2F%2Fprezi.com%2F3xdf05411bl0%2Ffreepe%2F"><text:span text:style-name="T127_16">05411</text:span></text:a></text:span><text:span text:style-name="T127_17"><text:a xlink:type="simple" xlink:href="https://vk.com/away.php?utf=1&amp;to=https%3A%2F%2Fprezi.com%2F3xdf05411bl0%2Ffreepe%2F"><text:span text:style-name="T127_18">bl</text:span></text:a></text:span><text:span text:style-name="T127_19"><text:a xlink:type="simple" xlink:href="https://vk.com/away.php?utf=1&amp;to=https%3A%2F%2Fprezi.com%2F3xdf05411bl0%2Ffreepe%2F"><text:span text:style-name="T127_20">0/</text:span></text:a></text:span><text:span text:style-name="T127_21"><text:a xlink:type="simple" xlink:href="https://vk.com/away.php?utf=1&amp;to=https%3A%2F%2Fprezi.com%2F3xdf05411bl0%2Ffreepe%2F"><text:span text:style-name="T127_22">freepe</text:span></text:a></text:span><text:span text:style-name="T127_23"><text:a xlink:type="simple" xlink:href="https://vk.com/away.php?utf=1&amp;to=https%3A%2F%2Fprezi.com%2F3xdf05411bl0%2Ffreepe%2F"><text:span text:style-name="T127_24">/</text:span></text:a></text:span><text:span text:style-name="T127_25"><text:s/>-<text:s/></text:span><text:span text:style-name="T127_26">Презентация</text:span></text:p>
      <text:p text:style-name="P128"/>
      <text:p text:style-name="P129"/>
      <text:p text:style-name="P130"/>
      <text:p text:style-name="P131"/>
      <text:p text:style-name="P132"><text:span text:style-name="T132_1">Протокол</text:span><text:span text:style-name="T132_2"><text:s/></text:span><text:span text:style-name="T132_3">и</text:span><text:span text:style-name="T132_4"><text:s/></text:span><text:span text:style-name="T132_5">API</text:span></text:p>
      <text:p text:style-name="P133"><text:span text:style-name="T133_1"><text:a xlink:type="simple" xlink:href="https://docs.google.com/document/d/1dMAc-t7j-0XlnILllUb8zYvJCXRa_9n-5obDXn1XPCg"><text:span text:style-name="T133_2">https</text:span></text:a></text:span><text:span text:style-name="T133_3"><text:a xlink:type="simple" xlink:href="https://docs.google.com/document/d/1dMAc-t7j-0XlnILllUb8zYvJCXRa_9n-5obDXn1XPCg"><text:span text:style-name="T133_4">://</text:span></text:a></text:span><text:span text:style-name="T133_5"><text:a xlink:type="simple" xlink:href="https://docs.google.com/document/d/1dMAc-t7j-0XlnILllUb8zYvJCXRa_9n-5obDXn1XPCg"><text:span text:style-name="T133_6">docs</text:span></text:a></text:span><text:span text:style-name="T133_7"><text:a xlink:type="simple" xlink:href="https://docs.google.com/document/d/1dMAc-t7j-0XlnILllUb8zYvJCXRa_9n-5obDXn1XPCg"><text:span text:style-name="T133_8">.</text:span></text:a></text:span><text:span text:style-name="T133_9"><text:a xlink:type="simple" xlink:href="https://docs.google.com/document/d/1dMAc-t7j-0XlnILllUb8zYvJCXRa_9n-5obDXn1XPCg"><text:span text:style-name="T133_10">google</text:span></text:a></text:span><text:span text:style-name="T133_11"><text:a xlink:type="simple" xlink:href="https://docs.google.com/document/d/1dMAc-t7j-0XlnILllUb8zYvJCXRa_9n-5obDXn1XPCg"><text:span text:style-name="T133_12">.</text:span></text:a></text:span><text:span text:style-name="T133_13"><text:a xlink:type="simple" xlink:href="https://docs.google.com/document/d/1dMAc-t7j-0XlnILllUb8zYvJCXRa_9n-5obDXn1XPCg"><text:span text:style-name="T133_14">com</text:span></text:a></text:span><text:span text:style-name="T133_15"><text:a xlink:type="simple" xlink:href="https://docs.google.com/document/d/1dMAc-t7j-0XlnILllUb8zYvJCXRa_9n-5obDXn1XPCg"><text:span text:style-name="T133_16">/</text:span></text:a></text:span><text:span text:style-name="T133_17"><text:a xlink:type="simple" xlink:href="https://docs.google.com/document/d/1dMAc-t7j-0XlnILllUb8zYvJCXRa_9n-5obDXn1XPCg"><text:span text:style-name="T133_18">document</text:span></text:a></text:span><text:span text:style-name="T133_19"><text:a xlink:type="simple" xlink:href="https://docs.google.com/document/d/1dMAc-t7j-0XlnILllUb8zYvJCXRa_9n-5obDXn1XPCg"><text:span text:style-name="T133_20">/</text:span></text:a></text:span><text:span text:style-name="T133_21"><text:a xlink:type="simple" xlink:href="https://docs.google.com/document/d/1dMAc-t7j-0XlnILllUb8zYvJCXRa_9n-5obDXn1XPCg"><text:span text:style-name="T133_22">d</text:span></text:a></text:span><text:span text:style-name="T133_23"><text:a xlink:type="simple" xlink:href="https://docs.google.com/document/d/1dMAc-t7j-0XlnILllUb8zYvJCXRa_9n-5obDXn1XPCg"><text:span text:style-name="T133_24">/1</text:span></text:a></text:span><text:span text:style-name="T133_25"><text:a xlink:type="simple" xlink:href="https://docs.google.com/document/d/1dMAc-t7j-0XlnILllUb8zYvJCXRa_9n-5obDXn1XPCg"><text:span text:style-name="T133_26">dMAc</text:span></text:a></text:span><text:span text:style-name="T133_27"><text:a xlink:type="simple" xlink:href="https://docs.google.com/document/d/1dMAc-t7j-0XlnILllUb8zYvJCXRa_9n-5obDXn1XPCg"><text:span text:style-name="T133_28">-</text:span></text:a></text:span><text:span text:style-name="T133_29"><text:a xlink:type="simple" xlink:href="https://docs.google.com/document/d/1dMAc-t7j-0XlnILllUb8zYvJCXRa_9n-5obDXn1XPCg"><text:span text:style-name="T133_30">t</text:span></text:a></text:span><text:span text:style-name="T133_31"><text:a xlink:type="simple" xlink:href="https://docs.google.com/document/d/1dMAc-t7j-0XlnILllUb8zYvJCXRa_9n-5obDXn1XPCg"><text:span text:style-name="T133_32">7</text:span></text:a></text:span><text:span text:style-name="T133_33"><text:a xlink:type="simple" xlink:href="https://docs.google.com/document/d/1dMAc-t7j-0XlnILllUb8zYvJCXRa_9n-5obDXn1XPCg"><text:span text:style-name="T133_34">j</text:span></text:a></text:span><text:span text:style-name="T133_35"><text:a xlink:type="simple" xlink:href="https://docs.google.com/document/d/1dMAc-t7j-0XlnILllUb8zYvJCXRa_9n-5obDXn1XPCg"><text:span text:style-name="T133_36">-0</text:span></text:a></text:span><text:span text:style-name="T133_37"><text:a xlink:type="simple" xlink:href="https://docs.google.com/document/d/1dMAc-t7j-0XlnILllUb8zYvJCXRa_9n-5obDXn1XPCg"><text:span text:style-name="T133_38">XlnILllUb</text:span></text:a></text:span><text:span text:style-name="T133_39"><text:a xlink:type="simple" xlink:href="https://docs.google.com/document/d/1dMAc-t7j-0XlnILllUb8zYvJCXRa_9n-5obDXn1XPCg"><text:span text:style-name="T133_40">8</text:span></text:a></text:span><text:span text:style-name="T133_41"><text:a xlink:type="simple" xlink:href="https://docs.google.com/document/d/1dMAc-t7j-0XlnILllUb8zYvJCXRa_9n-5obDXn1XPCg"><text:span text:style-name="T133_42">zYvJCXRa</text:span></text:a></text:span><text:span text:style-name="T133_43"><text:a xlink:type="simple" xlink:href="https://docs.google.com/document/d/1dMAc-t7j-0XlnILllUb8zYvJCXRa_9n-5obDXn1XPCg"><text:span text:style-name="T133_44">_9</text:span></text:a></text:span><text:span text:style-name="T133_45"><text:a xlink:type="simple" xlink:href="https://docs.google.com/document/d/1dMAc-t7j-0XlnILllUb8zYvJCXRa_9n-5obDXn1XPCg"><text:span text:style-name="T133_46">n</text:span></text:a></text:span><text:span text:style-name="T133_47"><text:a xlink:type="simple" xlink:href="https://docs.google.com/document/d/1dMAc-t7j-0XlnILllUb8zYvJCXRa_9n-5obDXn1XPCg"><text:span text:style-name="T133_48">-5</text:span></text:a></text:span><text:span text:style-name="T133_49"><text:a xlink:type="simple" xlink:href="https://docs.google.com/document/d/1dMAc-t7j-0XlnILllUb8zYvJCXRa_9n-5obDXn1XPCg"><text:span text:style-name="T133_50">obDXn</text:span></text:a></text:span><text:span text:style-name="T133_51"><text:a xlink:type="simple" xlink:href="https://docs.google.com/document/d/1dMAc-t7j-0XlnILllUb8zYvJCXRa_9n-5obDXn1XPCg"><text:span text:style-name="T133_52">1</text:span></text:a></text:span><text:span text:style-name="T133_53"><text:a xlink:type="simple" xlink:href="https://docs.google.com/document/d/1dMAc-t7j-0XlnILllUb8zYvJCXRa_9n-5obDXn1XPCg"><text:span text:style-name="T133_54">XPCg</text:span></text:a></text:span></text:p>
      <text:p text:style-name="P134"/>
      <text:p text:style-name="P135"><text:span text:style-name="T135_1">Предыдущая</text:span><text:span text:style-name="T135_2"><text:s/></text:span><text:span text:style-name="T135_3">версия</text:span></text:p>
      <text:p text:style-name="P136"><text:span text:style-name="T136_1"><text:a xlink:type="simple" xlink:href="https://docs.google.com/document/d/1bgb8telsrUPuEKAidjzOTeIAFdAzRJuE5QQcA7AR2F0"><text:span text:style-name="T136_2">https</text:span></text:a></text:span><text:span text:style-name="T136_3"><text:a xlink:type="simple" xlink:href="https://docs.google.com/document/d/1bgb8telsrUPuEKAidjzOTeIAFdAzRJuE5QQcA7AR2F0"><text:span text:style-name="T136_4">://</text:span></text:a></text:span><text:span text:style-name="T136_5"><text:a xlink:type="simple" xlink:href="https://docs.google.com/document/d/1bgb8telsrUPuEKAidjzOTeIAFdAzRJuE5QQcA7AR2F0"><text:span text:style-name="T136_6">docs</text:span></text:a></text:span><text:span text:style-name="T136_7"><text:a xlink:type="simple" xlink:href="https://docs.google.com/document/d/1bgb8telsrUPuEKAidjzOTeIAFdAzRJuE5QQcA7AR2F0"><text:span text:style-name="T136_8">.</text:span></text:a></text:span><text:span text:style-name="T136_9"><text:a xlink:type="simple" xlink:href="https://docs.google.com/document/d/1bgb8telsrUPuEKAidjzOTeIAFdAzRJuE5QQcA7AR2F0"><text:span text:style-name="T136_10">google</text:span></text:a></text:span><text:span text:style-name="T136_11"><text:a xlink:type="simple" xlink:href="https://docs.google.com/document/d/1bgb8telsrUPuEKAidjzOTeIAFdAzRJuE5QQcA7AR2F0"><text:span text:style-name="T136_12">.</text:span></text:a></text:span><text:span text:style-name="T136_13"><text:a xlink:type="simple" xlink:href="https://docs.google.com/document/d/1bgb8telsrUPuEKAidjzOTeIAFdAzRJuE5QQcA7AR2F0"><text:span text:style-name="T136_14">com</text:span></text:a></text:span><text:span text:style-name="T136_15"><text:a xlink:type="simple" xlink:href="https://docs.google.com/document/d/1bgb8telsrUPuEKAidjzOTeIAFdAzRJuE5QQcA7AR2F0"><text:span text:style-name="T136_16">/</text:span></text:a></text:span><text:span text:style-name="T136_17"><text:a xlink:type="simple" xlink:href="https://docs.google.com/document/d/1bgb8telsrUPuEKAidjzOTeIAFdAzRJuE5QQcA7AR2F0"><text:span text:style-name="T136_18">document</text:span></text:a></text:span><text:span text:style-name="T136_19"><text:a xlink:type="simple" xlink:href="https://docs.google.com/document/d/1bgb8telsrUPuEKAidjzOTeIAFdAzRJuE5QQcA7AR2F0"><text:span text:style-name="T136_20">/</text:span></text:a></text:span><text:span text:style-name="T136_21"><text:a xlink:type="simple" xlink:href="https://docs.google.com/document/d/1bgb8telsrUPuEKAidjzOTeIAFdAzRJuE5QQcA7AR2F0"><text:span text:style-name="T136_22">d</text:span></text:a></text:span><text:span text:style-name="T136_23"><text:a xlink:type="simple" xlink:href="https://docs.google.com/document/d/1bgb8telsrUPuEKAidjzOTeIAFdAzRJuE5QQcA7AR2F0"><text:span text:style-name="T136_24">/1</text:span></text:a></text:span><text:span text:style-name="T136_25"><text:a xlink:type="simple" xlink:href="https://docs.google.com/document/d/1bgb8telsrUPuEKAidjzOTeIAFdAzRJuE5QQcA7AR2F0"><text:span text:style-name="T136_26">bgb</text:span></text:a></text:span><text:span text:style-name="T136_27"><text:a xlink:type="simple" xlink:href="https://docs.google.com/document/d/1bgb8telsrUPuEKAidjzOTeIAFdAzRJuE5QQcA7AR2F0"><text:span text:style-name="T136_28">8</text:span></text:a></text:span><text:span text:style-name="T136_29"><text:a xlink:type="simple" xlink:href="https://docs.google.com/document/d/1bgb8telsrUPuEKAidjzOTeIAFdAzRJuE5QQcA7AR2F0"><text:span text:style-name="T136_30">telsrUPuEKAidjzOTeIAFdAzRJuE</text:span></text:a></text:span><text:span text:style-name="T136_31"><text:a xlink:type="simple" xlink:href="https://docs.google.com/document/d/1bgb8telsrUPuEKAidjzOTeIAFdAzRJuE5QQcA7AR2F0"><text:span text:style-name="T136_32">5</text:span></text:a></text:span><text:span text:style-name="T136_33"><text:a xlink:type="simple" xlink:href="https://docs.google.com/document/d/1bgb8telsrUPuEKAidjzOTeIAFdAzRJuE5QQcA7AR2F0"><text:span text:style-name="T136_34">QQcA</text:span></text:a></text:span><text:span text:style-name="T136_35"><text:a xlink:type="simple" xlink:href="https://docs.google.com/document/d/1bgb8telsrUPuEKAidjzOTeIAFdAzRJuE5QQcA7AR2F0"><text:span text:style-name="T136_36">7</text:span></text:a></text:span><text:span text:style-name="T136_37"><text:a xlink:type="simple" xlink:href="https://docs.google.com/document/d/1bgb8telsrUPuEKAidjzOTeIAFdAzRJuE5QQcA7AR2F0"><text:span text:style-name="T136_38">AR</text:span></text:a></text:span><text:span text:style-name="T136_39"><text:a xlink:type="simple" xlink:href="https://docs.google.com/document/d/1bgb8telsrUPuEKAidjzOTeIAFdAzRJuE5QQcA7AR2F0"><text:span text:style-name="T136_40">2</text:span></text:a></text:span><text:span text:style-name="T136_41"><text:a xlink:type="simple" xlink:href="https://docs.google.com/document/d/1bgb8telsrUPuEKAidjzOTeIAFdAzRJuE5QQcA7AR2F0"><text:span text:style-name="T136_42">F</text:span></text:a></text:span><text:span text:style-name="T136_43"><text:a xlink:type="simple" xlink:href="https://docs.google.com/document/d/1bgb8telsrUPuEKAidjzOTeIAFdAzRJuE5QQcA7AR2F0"><text:span text:style-name="T136_44">0</text:span></text:a></text:span></text:p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